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thelas Logos" svg:font-family="'Athelas Logo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Source Sans Pro', sans-serif"/>
    <style:font-face style:name="Source Sans Pro1" svg:font-family="'Source Sans Pro', sans-serif"/>
  </office:font-face-decls>
  <office:automatic-styles>
    <style:style style:name="P1" style:family="paragraph" style:parent-style-name="Standard">
      <style:paragraph-properties fo:margin-left="0.132cm" fo:margin-right="0.132cm" fo:margin-top="0cm" fo:margin-bottom="0cm" style:contextual-spacing="false" fo:orphans="2" fo:widows="2" fo:text-indent="0cm" style:auto-text-indent="false"/>
      <style:text-properties fo:font-variant="normal" fo:text-transform="none" fo:color="#aaaaaa" loext:opacity="100%" style:font-name="Source Sans Pro1" fo:font-size="9pt" fo:letter-spacing="normal" fo:font-style="normal" fo:font-weight="normal" loext:padding="0cm" loext:border="none"/>
    </style:style>
    <style:style style:name="P2" style:family="paragraph" style:parent-style-name="Standard">
      <style:paragraph-properties fo:margin-left="0cm" fo:margin-right="0cm" fo:margin-top="0.106cm" fo:margin-bottom="0.106cm" style:contextual-spacing="false"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1pt" fo:letter-spacing="normal"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pt" fo:letter-spacing="normal" fo:language="en" fo:country="US"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6" style:family="paragraph" style:parent-style-name="Text_20_body">
      <style:paragraph-properties fo:margin-left="0.132cm" fo:margin-right="0.132cm" fo:margin-top="0cm" fo:margin-bottom="0cm" style:contextual-spacing="false" fo:orphans="2" fo:widows="2" fo:text-indent="0cm" style:auto-text-indent="false"/>
      <style:text-properties fo:font-variant="normal" fo:text-transform="none" fo:color="#aaaaaa" loext:opacity="100%" style:font-name="Source Sans Pro1" fo:font-size="9pt" fo:letter-spacing="normal" fo:font-style="normal" fo:font-weight="normal" loext:padding="0cm" loext:border="none"/>
    </style:style>
    <style:style style:name="P7" style:family="paragraph" style:parent-style-name="Text_20_body">
      <style:paragraph-properties fo:margin-left="0cm" fo:margin-right="0cm" fo:margin-top="0.106cm" fo:margin-bottom="0.106cm" style:contextual-spacing="false" fo:text-align="start" style:justify-single-word="false" fo:orphans="2" fo:widows="2" fo:text-indent="0cm" style:auto-text-indent="false"/>
    </style:style>
    <style:style style:name="P8" style:family="paragraph" style:parent-style-name="Text_20_body">
      <style:paragraph-properties fo:margin-left="0.635cm" fo:margin-right="0cm" fo:margin-top="0cm" fo:margin-bottom="0cm" style:contextual-spacing="false" fo:text-align="start" style:justify-single-word="false" fo:orphans="2" fo:widows="2" fo:text-indent="-0.635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9" style:family="paragraph" style:parent-style-name="Text_20_body">
      <style:paragraph-properties fo:margin-left="1.27cm" fo:margin-right="0cm" fo:margin-top="0cm" fo:margin-bottom="0cm" style:contextual-spacing="false" fo:text-align="start" style:justify-single-word="false" fo:orphans="2" fo:widows="2" fo:text-indent="-0.635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10" style:family="paragraph" style:parent-style-name="Text_20_body">
      <style:paragraph-properties fo:margin-left="1.27cm" fo:margin-right="0cm" fo:margin-top="0cm" fo:margin-bottom="0cm" style:contextual-spacing="false" fo:text-align="start" style:justify-single-word="false" fo:orphans="2" fo:widows="2" fo:text-indent="-1.27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pt" fo:letter-spacing="normal" fo:language="en" fo:country="US" fo:font-style="italic" fo:font-weight="normal" fo:background-color="transparent" loext:padding-left="0cm" loext:padding-right="0cm" loext:padding-top="0cm" loext:padding-bottom="0.397cm" loext:border-left="none" loext:border-right="none" loext:border-top="none" loext:border-bottom="0.06pt solid #e7e7e7"/>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2pt" fo:letter-spacing="normal" fo:language="en" fo:country="US"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1pt" fo:letter-spacing="normal" fo:language="en" fo:country="US" fo:font-style="italic" fo:font-weight="normal" fo:background-color="transparent" loext:padding-left="0cm" loext:padding-right="0cm" loext:padding-top="0cm" loext:padding-bottom="0.397cm" loext:border-left="none" loext:border-right="none" loext:border-top="none" loext:border-bottom="0.06pt solid #e7e7e7"/>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0pt" fo:letter-spacing="normal" fo:language="en" fo:country="US"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pt" fo:letter-spacing="normal" fo:language="en" fo:country="US" fo:font-style="italic" fo:font-weight="bold" fo:background-color="transparent" loext:padding-left="0cm" loext:padding-right="0cm" loext:padding-top="0cm" loext:padding-bottom="0.397cm" loext:border-left="none" loext:border-right="none" loext:border-top="none" loext:border-bottom="0.06pt solid #e7e7e7"/>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2pt" fo:letter-spacing="normal" fo:language="en" fo:country="US" fo:font-style="italic" fo:font-weight="normal" fo:background-color="transparent" loext:padding-left="0cm" loext:padding-right="0cm" loext:padding-top="0cm" loext:padding-bottom="0.397cm" loext:border-left="none" loext:border-right="none" loext:border-top="none" loext:border-bottom="0.06pt solid #e7e7e7"/>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666666" loext:opacity="100%" style:font-name="Source Sans Pro1" fo:font-size="9.75pt" fo:letter-spacing="normal" fo:language="en" fo:country="US" fo:font-style="italic" fo:font-weight="normal" fo:background-color="#ffffff"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635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666666" loext:opacity="100%" style:font-name="Source Sans Pro1" fo:font-size="9.75pt" fo:letter-spacing="normal" fo:language="en" fo:country="US" fo:font-style="italic" fo:font-weight="bold" fo:background-color="#ffffff"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pt" fo:letter-spacing="normal" fo:language="en" fo:country="US" fo:font-style="normal" fo:font-weight="bold" fo:background-color="transparent" loext:padding-left="0cm" loext:padding-right="0cm" loext:padding-top="0cm" loext:padding-bottom="0.397cm" loext:border-left="none" loext:border-right="none" loext:border-top="none" loext:border-bottom="0.06pt solid #e7e7e7"/>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Athelas Logos" fo:font-size="11pt" fo:letter-spacing="normal" fo:language="en" fo:country="US" fo:font-style="normal" fo:font-weight="normal" fo:background-color="transparent" loext:padding-left="0cm" loext:padding-right="0cm" loext:padding-top="0cm" loext:padding-bottom="0.397cm" loext:border-left="none" loext:border-right="none" loext:border-top="none" loext:border-bottom="0.06pt solid #e7e7e7"/>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ans Pro" fo:font-size="11pt" fo:letter-spacing="normal" fo:font-style="normal" fo:font-weight="bold" fo:background-color="transparent" loext:padding-left="0cm" loext:padding-right="0cm" loext:padding-top="0cm" loext:padding-bottom="0.397cm" loext:border-left="none" loext:border-right="none" loext:border-top="none" loext:border-bottom="0.06pt solid #e7e7e7"/>
    </style:style>
    <style:style style:name="P23" style:family="paragraph" style:parent-style-name="Text_20_body">
      <style:paragraph-properties fo:margin-left="1.693cm" fo:margin-right="0cm" fo:margin-top="0cm" fo:margin-bottom="0cm" style:contextual-spacing="false" fo:text-align="start" style:justify-single-word="false" fo:orphans="2" fo:widows="2" fo:text-indent="-1.693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24" style:family="paragraph" style:parent-style-name="Text_20_body">
      <style:paragraph-properties fo:margin-left="1.693cm" fo:margin-right="0cm" fo:margin-top="0cm" fo:margin-bottom="0cm" style:contextual-spacing="false" fo:text-align="start" style:justify-single-word="false" fo:orphans="2" fo:widows="2" fo:text-indent="-0.564cm" style:auto-text-indent="false" style:writing-mode="lr-tb"/>
      <style:text-properties fo:font-variant="normal" fo:text-transform="none" fo:color="#666666" loext:opacity="100%" style:font-name="Source Sans Pro1" fo:font-size="9.75pt" fo:letter-spacing="normal" fo:language="en" fo:country="US" fo:font-style="normal" fo:font-weight="normal" fo:background-color="#ffffff" loext:padding="0cm" loext:border="none"/>
    </style:style>
    <style:style style:name="P25" style:family="paragraph" style:parent-style-name="Text_20_body">
      <style:paragraph-properties fo:margin-left="0.635cm" fo:margin-right="0cm" fo:margin-top="0cm" fo:margin-bottom="0cm" style:contextual-spacing="false" fo:text-align="start" style:justify-single-word="false" fo:orphans="2" fo:widows="2" fo:text-indent="0cm" style:auto-text-indent="false" style:writing-mode="lr-tb"/>
      <style:text-properties fo:font-variant="normal" fo:text-transform="none" fo:color="#666666" loext:opacity="100%" style:font-name="Source Sans Pro1" fo:font-size="9.75pt" fo:letter-spacing="normal" fo:language="de" fo:country="DE" fo:font-style="normal" fo:font-weight="normal" fo:background-color="#ffffff"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666666" loext:opacity="100%" style:font-name="Source Sans Pro1" fo:font-size="9.75pt" fo:letter-spacing="normal" fo:language="de" fo:country="DE" fo:font-style="normal" fo:font-weight="normal" fo:background-color="#ffffff" loext:padding="0cm" loext:border="none"/>
    </style:style>
    <style:style style:name="T1" style:family="text">
      <style:text-properties fo:font-variant="normal" fo:text-transform="none" fo:color="#1e6afe" loext:opacity="100%" style:text-line-through-style="none" style:text-line-through-type="none" style:font-name="Source Sans Pro1" fo:font-size="10.5pt" fo:letter-spacing="normal" fo:font-style="normal" style:text-underline-style="none" fo:font-weight="bold" style:text-blinking="false" fo:background-color="transparent" loext:char-shading-value="0" loext:padding="0cm" loext:border="none"/>
    </style:style>
    <style:style style:name="T2" style:family="text">
      <style:text-properties fo:font-variant="normal" fo:text-transform="none" fo:color="#000000" loext:opacity="12%" style:font-name="Source Sans Pro1" fo:font-size="10.5pt" fo:letter-spacing="normal" fo:font-style="normal" fo:font-weight="bold" fo:background-color="#ffffff" loext:char-shading-value="0" loext:padding="0cm" loext:border="none"/>
    </style:style>
    <style:style style:name="T3" style:family="text">
      <style:text-properties style:font-name="Arial" fo:font-size="12pt" fo:language="en" fo:country="US" fo:font-style="italic"/>
    </style:style>
    <style:style style:name="T4" style:family="text">
      <style:text-properties style:font-name="Arial" fo:font-size="12pt" fo:language="en" fo:country="US" fo:font-style="italic" fo:font-weight="bold"/>
    </style:style>
    <style:style style:name="T5" style:family="text">
      <style:text-properties style:font-name="Arial" fo:font-style="italic"/>
    </style:style>
    <style:style style:name="T6" style:family="text">
      <style:text-properties fo:color="#0000f6" loext:opacity="100%" style:font-name="Arial" fo:font-style="italic" style:text-underline-style="solid" style:text-underline-width="auto" style:text-underline-color="font-color"/>
    </style:style>
    <style:style style:name="T7" style:family="text">
      <style:text-properties fo:font-size="7.5pt"/>
    </style:style>
    <style:style style:name="T8" style:family="text">
      <style:text-properties fo:font-variant="small-caps"/>
    </style:style>
    <style:style style:name="T9" style:family="text">
      <style:text-properties fo:font-style="italic"/>
    </style:style>
    <style:style style:name="T10" style:family="text">
      <style:text-properties style:font-name="Arial" fo:font-size="12pt"/>
    </style:style>
    <style:style style:name="T11" style:family="text">
      <style:text-properties style:font-name="Arial" fo:font-size="12pt" fo:font-weight="bold"/>
    </style:style>
    <style:style style:name="T12" style:family="text">
      <style:text-properties fo:language="en" fo:country="US" fo:font-style="italic"/>
    </style:style>
    <style:style style:name="T13" style:family="text">
      <style:text-properties style:font-name="Arial"/>
    </style:style>
    <style:style style:name="T14" style:family="text">
      <style:text-properties style:font-name="Arial" fo:font-size="12pt" fo:language="en" fo:country="US" fo:font-weight="bold"/>
    </style:style>
    <style:style style:name="T15" style:family="text">
      <style:text-properties style:font-name="Arial" fo:font-size="12pt" fo:language="en" fo:country="US"/>
    </style:style>
    <style:style style:name="T16" style:family="text">
      <style:text-properties style:font-name="Helvetica"/>
    </style:style>
    <style:style style:name="T17" style:family="text">
      <style:text-properties fo:font-style="italic" fo:font-weight="bold"/>
    </style:style>
    <style:style style:name="T18" style:family="text">
      <style:text-properties fo:font-size="7.5pt" fo:font-weight="bold"/>
    </style:style>
    <style:style style:name="T19"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mortality or Destruction</text:p>
      <text:p text:style-name="P2"><text:a xlink:type="simple" xlink:href="https://app.logos.com/books/LLS%3A1.0.30/references/bible+nkjv.1.19.28" text:style-name="Internet_20_link" text:visited-style-name="Visited_20_Internet_20_Link"><text:span text:style-name="T1">Genesis 19:28</text:span></text:a><text:span text:style-name="T2"> </text:span><text:a xlink:type="simple" xlink:href="https://app.logos.com/books/LLS%3A1.0.30/offsets/962294" text:style-name="Internet_20_link" text:visited-style-name="Visited_20_Internet_20_Link"><text:span text:style-name="T1">NKJV</text:span></text:a></text:p>
      <text:p text:style-name="P3">smoke of the land which went up like the smoke of a furnace</text:p>
      <text:p text:style-name="P4"><text:span text:style-name="T3">Sodom: </text:span><text:span text:style-name="T4">smoke</text:span> … <text:span text:style-name="T3">of a furnace</text:span></text:p>
      <text:p text:style-name="P5">compare Jude 7</text:p>
      <text:p text:style-name="P6">Immortality or Destruction</text:p>
      <text:p text:style-name="P7"><text:a xlink:type="simple" xlink:href="https://app.logos.com/books/LLS%3A1.0.60/references/bible+kjv.18.7.9" text:style-name="Internet_20_link" text:visited-style-name="Visited_20_Internet_20_Link"><text:span text:style-name="T1">Job 7:9</text:span></text:a><text:span text:style-name="T2"> </text:span><text:a xlink:type="simple" xlink:href="https://app.logos.com/books/LLS%3A1.0.60/offsets/1972590" text:style-name="Internet_20_link" text:visited-style-name="Visited_20_Internet_20_Link"><text:span text:style-name="T1">ASV</text:span></text:a></text:p>
      <text:p text:style-name="P8">As the cloud is consumed and vanisheth away,</text:p>
      <text:p text:style-name="P9">So he that goeth down to Sheol</text:p>
      <text:p text:style-name="P4"><text:span text:style-name="T3">As the cloud vanishes … down to </text:span><text:span text:style-name="T4">Sheol</text:span></text:p>
      <text:p text:style-name="P6">Immortality or Destruction</text:p>
      <text:p text:style-name="P7"><text:a xlink:type="simple" xlink:href="https://app.logos.com/books/LLS%3A1.0.30/references/bible+nkjv.18.16.9" text:style-name="Internet_20_link" text:visited-style-name="Visited_20_Internet_20_Link"><text:span text:style-name="T1">Job 16:9</text:span></text:a><text:span text:style-name="T2"> </text:span><text:a xlink:type="simple" xlink:href="https://app.logos.com/books/LLS%3A1.0.30/offsets/2881280" text:style-name="Internet_20_link" text:visited-style-name="Visited_20_Internet_20_Link"><text:span text:style-name="T1">NKJV</text:span></text:a></text:p>
      <text:p text:style-name="P10">hates me;</text:p>
      <text:p text:style-name="P9">He gnashes</text:p>
      <text:p text:style-name="P11">hates me; … He gnashes with teeth</text:p>
      <text:p text:style-name="P5">gnash your teeth</text:p>
      <text:p text:style-name="P12"><text:span text:style-name="T5">to show you are angry or annoyed about something bad that you cannot do anything to stop</text:span> <text:span text:style-name="T6">Cambridge Dictionary of American Idioms</text:span></text:p>
      <text:p text:style-name="P6">Immortality or Destruction</text:p>
      <text:p text:style-name="P7"><text:a xlink:type="simple" xlink:href="https://app.logos.com/books/LLS%3A1.0.30/references/bible+nkjv.19.35.16" text:style-name="Internet_20_link" text:visited-style-name="Visited_20_Internet_20_Link"><text:span text:style-name="T1">Psalm 35:16</text:span></text:a><text:span text:style-name="T2"> </text:span><text:a xlink:type="simple" xlink:href="https://app.logos.com/books/LLS%3A1.0.30/offsets/2994163" text:style-name="Internet_20_link" text:visited-style-name="Visited_20_Internet_20_Link"><text:span text:style-name="T1">NKJV</text:span></text:a></text:p>
      <text:p text:style-name="P10">ungodly mockers at feasts</text:p>
      <text:p text:style-name="P9">They gnashed at me with their teeth</text:p>
      <text:p text:style-name="P11">ungodly mockers … gnash with their teeth</text:p>
      <text:p text:style-name="P6">Immortality or Destruction</text:p>
      <text:p text:style-name="P7"><text:a xlink:type="simple" xlink:href="https://app.logos.com/books/LLS%3A1.0.30/references/bible+nkjv.19.37.12" text:style-name="Internet_20_link" text:visited-style-name="Visited_20_Internet_20_Link"><text:span text:style-name="T1">Psalm 37:12</text:span></text:a><text:span text:style-name="T2"> </text:span><text:a xlink:type="simple" xlink:href="https://app.logos.com/books/LLS%3A1.0.30/offsets/2998081" text:style-name="Internet_20_link" text:visited-style-name="Visited_20_Internet_20_Link"><text:span text:style-name="T1">NKJV</text:span></text:a></text:p>
      <text:p text:style-name="P10">wicked plots against the just,</text:p>
      <text:p text:style-name="P9">And gnashes at him with his teeth.</text:p>
      <text:p text:style-name="P11">wicked plots … gnashes with his teeth.</text:p>
      <text:p text:style-name="P6">Immortality or Destruction</text:p>
      <text:p text:style-name="P7"><text:a xlink:type="simple" xlink:href="https://app.logos.com/books/LLS%3A1.0.30/references/bible+nkjv.19.49.10" text:style-name="Internet_20_link" text:visited-style-name="Visited_20_Internet_20_Link"><text:span text:style-name="T1">Psalm 49:10</text:span></text:a><text:span text:style-name="T2"> </text:span><text:a xlink:type="simple" xlink:href="https://app.logos.com/books/LLS%3A1.0.30/offsets/3018796" text:style-name="Internet_20_link" text:visited-style-name="Visited_20_Internet_20_Link"><text:span text:style-name="T1">NKJV</text:span></text:a></text:p>
      <text:p text:style-name="P9">the fool and the senseless person perish</text:p>
      <text:p text:style-name="P4"><text:span text:style-name="T3">the rich </text:span><text:span text:style-name="T4">perish</text:span></text:p>
      <text:p text:style-name="P6">Immortality or Destruction</text:p>
      <text:p text:style-name="P7"><text:a xlink:type="simple" xlink:href="https://app.logos.com/books/LLS%3A1.0.30/references/bible+nkjv.19.112.10" text:style-name="Internet_20_link" text:visited-style-name="Visited_20_Internet_20_Link"><text:span text:style-name="T1">Psalm 112:10</text:span></text:a><text:span text:style-name="T2"> </text:span><text:a xlink:type="simple" xlink:href="https://app.logos.com/books/LLS%3A1.0.30/offsets/3134333" text:style-name="Internet_20_link" text:visited-style-name="Visited_20_Internet_20_Link"><text:span text:style-name="T1">NKJV</text:span></text:a></text:p>
      <text:p text:style-name="P9">gnash his teeth and melt away</text:p>
      <text:p text:style-name="P13">gnash his teeth and melt away</text:p>
      <text:p text:style-name="P5"><text:soft-page-break/>anger then after that destruction of the wicked</text:p>
      <text:p text:style-name="P6">Immortality or Destruction</text:p>
      <text:p text:style-name="P7"><text:a xlink:type="simple" xlink:href="https://app.logos.com/books/LLS%3A1.0.30/references/bible+nkjv.23.33.14" text:style-name="Internet_20_link" text:visited-style-name="Visited_20_Internet_20_Link"><text:span text:style-name="T1">Isaiah 33:14</text:span></text:a><text:span text:style-name="T2"> </text:span><text:a xlink:type="simple" xlink:href="https://app.logos.com/books/LLS%3A1.0.30/offsets/3407967" text:style-name="Internet_20_link" text:visited-style-name="Visited_20_Internet_20_Link"><text:span text:style-name="T1">NKJV</text:span></text:a></text:p>
      <text:p text:style-name="P9">dwell with everlasting burnings</text:p>
      <text:p text:style-name="P4"><text:span text:style-name="T3">? dwell with </text:span><text:span text:style-name="T4">everlasting burnings</text:span></text:p>
      <text:p text:style-name="P6">Immortality or Destruction</text:p>
      <text:p text:style-name="P7"><text:a xlink:type="simple" xlink:href="https://app.logos.com/books/LLS%3A1.0.30/references/bible+nkjv.21.3.21" text:style-name="Internet_20_link" text:visited-style-name="Visited_20_Internet_20_Link"><text:span text:style-name="T1">Ecclesiastes 3:21</text:span></text:a><text:span text:style-name="T2"> </text:span><text:a xlink:type="simple" xlink:href="https://app.logos.com/books/LLS%3A1.0.30/offsets/3277603" text:style-name="Internet_20_link" text:visited-style-name="Visited_20_Internet_20_Link"><text:span text:style-name="T1">NKJV</text:span></text:a></text:p>
      <text:p text:style-name="P3">spirit of the sons of men, which goes upward</text:p>
      <text:p text:style-name="P11">spirit of man … which goes upward</text:p>
      <text:p text:style-name="P5">Ecc 12:7</text:p>
      <text:p text:style-name="P6">Immortality or Destruction</text:p>
      <text:p text:style-name="P7"><text:a xlink:type="simple" xlink:href="https://app.logos.com/books/LLS%3A1.0.30/references/bible+nkjv.23.34.10" text:style-name="Internet_20_link" text:visited-style-name="Visited_20_Internet_20_Link"><text:span text:style-name="T1">Isaiah 34:10</text:span></text:a><text:span text:style-name="T2"> </text:span><text:a xlink:type="simple" xlink:href="https://app.logos.com/books/LLS%3A1.0.30/offsets/3410948" text:style-name="Internet_20_link" text:visited-style-name="Visited_20_Internet_20_Link"><text:span text:style-name="T1">NKJV</text:span></text:a></text:p>
      <text:p text:style-name="P10">It shall not be quenched night or day;</text:p>
      <text:p text:style-name="P9">Its smoke shall ascend forever.</text:p>
      <text:p text:style-name="P4"><text:span text:style-name="T4">smoke</text:span> … <text:span text:style-name="T3">shall ascend forever.</text:span></text:p>
      <text:p text:style-name="P5">not eternal torment, but end of existence. like the result of a nuclear bomb.</text:p>
      <text:p text:style-name="P5">like Sodom's destrution. even though neverending ascending smoke, but the point is total and irreversible destruction</text:p>
      <text:p text:style-name="P6">Immortality or Destruction</text:p>
      <text:p text:style-name="P7"><text:a xlink:type="simple" xlink:href="https://app.logos.com/books/LLS%3A1.0.30/references/bible+nkjv.23.66.24" text:style-name="Internet_20_link" text:visited-style-name="Visited_20_Internet_20_Link"><text:span text:style-name="T1">Isaiah 66:24</text:span></text:a><text:span text:style-name="T2"> </text:span><text:a xlink:type="simple" xlink:href="https://app.logos.com/books/LLS%3A1.0.30/offsets/3513161" text:style-name="Internet_20_link" text:visited-style-name="Visited_20_Internet_20_Link"><text:span text:style-name="T1">NKJV</text:span></text:a></text:p>
      <text:p text:style-name="P9">For their worm does not die,</text:p>
      <text:p text:style-name="P4"><text:span text:style-name="T4">fire not quenched</text:span> … <text:span text:style-name="T4">abhorrance</text:span> <text:span text:style-name="T3">to all flesh</text:span></text:p>
      <text:p text:style-name="P5">Permanence and irreversability. Contempt of God or God's people for the slain will last beyond their death.</text:p>
      <text:p text:style-name="P6">Immortality or Destruction</text:p>
      <text:p text:style-name="P7"><text:a xlink:type="simple" xlink:href="https://app.logos.com/books/LLS%3A1.0.30/references/bible+nkjv.26.20.47-26.20.48" text:style-name="Internet_20_link" text:visited-style-name="Visited_20_Internet_20_Link"><text:span text:style-name="T1">Ezekiel 20:47–48</text:span></text:a><text:span text:style-name="T2"> </text:span><text:a xlink:type="simple" xlink:href="https://app.logos.com/books/LLS%3A1.0.30/offsets/3839524" text:style-name="Internet_20_link" text:visited-style-name="Visited_20_Internet_20_Link"><text:span text:style-name="T1">NKJV</text:span></text:a></text:p>
      <text:p text:style-name="P3">I will kindle a fire in you, and it shall devour every green tree and every dry tree in you; the blazing flame shall not be quenched, and all faces from the south to the north shall be scorched by it. <text:span text:style-name="T7">48 </text:span>All flesh shall see that I, the <text:span text:style-name="T8">Lord</text:span>, have kindled it; it shall not be quenched.</text:p>
      <text:p text:style-name="P4"><text:span text:style-name="T3">I will kindle a</text:span> <text:span text:style-name="T4">fire … not be quenched.</text:span></text:p>
      <text:p text:style-name="P6">Immortality or Destruction</text:p>
      <text:p text:style-name="P7"><text:a xlink:type="simple" xlink:href="https://app.logos.com/books/LLS%3A1.0.30/references/bible+nkjv.27.2.44" text:style-name="Internet_20_link" text:visited-style-name="Visited_20_Internet_20_Link"><text:span text:style-name="T1">Daniel 2:44</text:span></text:a><text:span text:style-name="T2"> </text:span><text:a xlink:type="simple" xlink:href="https://app.logos.com/books/LLS%3A1.0.30/offsets/3980995" text:style-name="Internet_20_link" text:visited-style-name="Visited_20_Internet_20_Link"><text:span text:style-name="T1">NKJV</text:span></text:a></text:p>
      <text:p text:style-name="P3">break in pieces and consume all these kingdoms, and it shall stand forever.</text:p>
      <text:p text:style-name="P4"><text:span text:style-name="T4">consume</text:span> <text:span text:style-name="T3">all the evil kingdoms</text:span></text:p>
      <text:p text:style-name="P6"><text:soft-page-break/>Immortality or Destruction</text:p>
      <text:p text:style-name="P7"><text:a xlink:type="simple" xlink:href="https://app.logos.com/books/LLS%3A1.0.30/references/bible+nkjv.27.7.11" text:style-name="Internet_20_link" text:visited-style-name="Visited_20_Internet_20_Link"><text:span text:style-name="T1">Daniel 7:11</text:span></text:a><text:span text:style-name="T2"> </text:span><text:a xlink:type="simple" xlink:href="https://app.logos.com/books/LLS%3A1.0.30/offsets/4007588" text:style-name="Internet_20_link" text:visited-style-name="Visited_20_Internet_20_Link"><text:span text:style-name="T1">NKJV</text:span></text:a></text:p>
      <text:p text:style-name="P3">I watched till the beast was slain, and its body destroyed and given to the burning flame.</text:p>
      <text:p text:style-name="P4"><text:span text:style-name="T4">beast destroyed</text:span> … <text:span text:style-name="T3">the burning flame.</text:span></text:p>
      <text:p text:style-name="P5">beast is an empire</text:p>
      <text:p text:style-name="P6">Immortality or Destruction</text:p>
      <text:p text:style-name="P7"><text:a xlink:type="simple" xlink:href="https://app.logos.com/books/LLS%3A1.0.30/references/bible+nkjv.27.7.26" text:style-name="Internet_20_link" text:visited-style-name="Visited_20_Internet_20_Link"><text:span text:style-name="T1">Daniel 7:26</text:span></text:a><text:span text:style-name="T2"> </text:span><text:a xlink:type="simple" xlink:href="https://app.logos.com/books/LLS%3A1.0.30/offsets/4010130" text:style-name="Internet_20_link" text:visited-style-name="Visited_20_Internet_20_Link"><text:span text:style-name="T1">NKJV</text:span></text:a></text:p>
      <text:p text:style-name="P9">take away his dominion,</text:p>
      <text:p text:style-name="P9">To consume and destroy <text:span text:style-name="T9">it</text:span> forever</text:p>
      <text:p text:style-name="P4"><text:span text:style-name="T3">take away dominion… </text:span><text:span text:style-name="T4">destroy it forever</text:span></text:p>
      <text:p text:style-name="P5">the beast, the horn, the king</text:p>
      <text:p text:style-name="P6">Immortality or Destruction</text:p>
      <text:p text:style-name="P7"><text:a xlink:type="simple" xlink:href="https://app.logos.com/books/LLS%3A1.0.30/references/bible+nkjv.27.12.2" text:style-name="Internet_20_link" text:visited-style-name="Visited_20_Internet_20_Link"><text:span text:style-name="T1">Daniel 12:2</text:span></text:a><text:span text:style-name="T2"> </text:span><text:a xlink:type="simple" xlink:href="https://app.logos.com/books/LLS%3A1.0.30/offsets/4032645" text:style-name="Internet_20_link" text:visited-style-name="Visited_20_Internet_20_Link"><text:span text:style-name="T1">NKJV</text:span></text:a></text:p>
      <text:p text:style-name="P9">shame <text:span text:style-name="T9">and</text:span> everlasting contempt</text:p>
      <text:p text:style-name="P4"><text:span text:style-name="T3">shame and </text:span><text:span text:style-name="T4">everlasting contempt</text:span></text:p>
      <text:p text:style-name="P14"><text:span text:style-name="T10">there is no indication here, that </text:span><text:span text:style-name="T11">abhorrence</text:span><text:span text:style-name="T10">, contempt, i.e., the concept of loathing has anything to do with a person being tormented forever. Contempt</text:span></text:p>
      <text:p text:style-name="P6">Immortality or Destruction</text:p>
      <text:p text:style-name="P7"><text:a xlink:type="simple" xlink:href="https://app.logos.com/books/LLS%3A1.0.30/references/bible+nkjv.61.7.13" text:style-name="Internet_20_link" text:visited-style-name="Visited_20_Internet_20_Link"><text:span text:style-name="T1">Matthew 7:13</text:span></text:a><text:span text:style-name="T2"> </text:span><text:a xlink:type="simple" xlink:href="https://app.logos.com/books/LLS%3A1.0.30/offsets/4220066" text:style-name="Internet_20_link" text:visited-style-name="Visited_20_Internet_20_Link"><text:span text:style-name="T1">NKJV</text:span></text:a></text:p>
      <text:p text:style-name="P3">broad <text:span text:style-name="T9">is</text:span> the way that leads to destruction</text:p>
      <text:p text:style-name="P4"><text:span text:style-name="T3">broad is the road … leads to </text:span><text:span text:style-name="T4">destruction</text:span></text:p>
      <text:p text:style-name="P6">Immortality or Destruction</text:p>
      <text:p text:style-name="P7"><text:a xlink:type="simple" xlink:href="https://app.logos.com/books/LLS%3A1.0.30/references/bible+nkjv.61.8.12" text:style-name="Internet_20_link" text:visited-style-name="Visited_20_Internet_20_Link"><text:span text:style-name="T1">Matthew 8:12</text:span></text:a><text:span text:style-name="T2"> </text:span><text:a xlink:type="simple" xlink:href="https://app.logos.com/books/LLS%3A1.0.30/offsets/4223496" text:style-name="Internet_20_link" text:visited-style-name="Visited_20_Internet_20_Link"><text:span text:style-name="T1">NKJV</text:span></text:a></text:p>
      <text:p text:style-name="P3">outer darkness. There will be weeping and gnashing of teeth</text:p>
      <text:p text:style-name="P11">outer darkness. … gnashing of teeth</text:p>
      <text:p text:style-name="P5">not fire, not hell, others are thrown out from the Kingdom</text:p>
      <text:p text:style-name="P6">Immortality or Destruction</text:p>
      <text:p text:style-name="P7"><text:a xlink:type="simple" xlink:href="https://app.logos.com/books/LLS%3A1.0.30/references/bible+nkjv.61.10.28" text:style-name="Internet_20_link" text:visited-style-name="Visited_20_Internet_20_Link"><text:span text:style-name="T1">Matthew 10:28</text:span></text:a><text:span text:style-name="T2"> </text:span><text:a xlink:type="simple" xlink:href="https://app.logos.com/books/LLS%3A1.0.30/offsets/4234638" text:style-name="Internet_20_link" text:visited-style-name="Visited_20_Internet_20_Link"><text:span text:style-name="T1">NKJV</text:span></text:a></text:p>
      <text:p text:style-name="P3">destroy both soul and body in hell.</text:p>
      <text:p text:style-name="P15">destroy both soul &amp; body in hell</text:p>
      <text:p text:style-name="P5">complete and utter destruction</text:p>
      <text:p text:style-name="P6">Immortality or Destruction</text:p>
      <text:p text:style-name="P7"><text:a xlink:type="simple" xlink:href="https://app.logos.com/books/LLS%3A1.0.30/references/bible+nkjv.61.13.41" text:style-name="Internet_20_link" text:visited-style-name="Visited_20_Internet_20_Link"><text:span text:style-name="T1">Matthew 13:41</text:span></text:a><text:span text:style-name="T2"> </text:span><text:a xlink:type="simple" xlink:href="https://app.logos.com/books/LLS%3A1.0.30/offsets/4251754" text:style-name="Internet_20_link" text:visited-style-name="Visited_20_Internet_20_Link"><text:span text:style-name="T1">NKJV</text:span></text:a></text:p>
      <text:p text:style-name="P3">and they will gather out of His kingdom all things that offend, and those who practice lawlessness</text:p>
      <text:p text:style-name="P16"><text:soft-page-break/>out of His Kingdom … who practice lawlessness</text:p>
      <text:p text:style-name="P12">gather out of HIS Kingdom - they appear to be in His Kingdom</text:p>
      <text:p text:style-name="P6">Immortality or Destruction</text:p>
      <text:p text:style-name="P7"><text:a xlink:type="simple" xlink:href="https://app.logos.com/books/LLS%3A1.0.30/references/bible+nkjv.61.13.42" text:style-name="Internet_20_link" text:visited-style-name="Visited_20_Internet_20_Link"><text:span text:style-name="T1">Matthew 13:42</text:span></text:a><text:span text:style-name="T2"> </text:span><text:a xlink:type="simple" xlink:href="https://app.logos.com/books/LLS%3A1.0.30/offsets/4251887" text:style-name="Internet_20_link" text:visited-style-name="Visited_20_Internet_20_Link"><text:span text:style-name="T1">NKJV</text:span></text:a></text:p>
      <text:p text:style-name="P3">furnace of fire. There will be wailing and gnashing of teeth</text:p>
      <text:p text:style-name="P4"><text:span text:style-name="T12">furnace of fire. </text:span>… <text:span text:style-name="T12">gnashing of teeth</text:span></text:p>
      <text:p text:style-name="P6">Immortality or Destruction</text:p>
      <text:p text:style-name="P7"><text:a xlink:type="simple" xlink:href="https://app.logos.com/books/LLS%3A1.0.30/references/bible+nkjv.61.13.49-61.13.50" text:style-name="Internet_20_link" text:visited-style-name="Visited_20_Internet_20_Link"><text:span text:style-name="T1">Matthew 13:49–50</text:span></text:a><text:span text:style-name="T2"> </text:span><text:a xlink:type="simple" xlink:href="https://app.logos.com/books/LLS%3A1.0.30/offsets/4252799" text:style-name="Internet_20_link" text:visited-style-name="Visited_20_Internet_20_Link"><text:span text:style-name="T1">NKJV</text:span></text:a></text:p>
      <text:p text:style-name="P3">The angels will come forth, separate the wicked from among the just, <text:span text:style-name="T7">50 </text:span>and cast them into the furnace of fire.</text:p>
      <text:p text:style-name="P16">wicked cast into … furnace of fire.</text:p>
      <text:p text:style-name="P6">Immortality or Destruction</text:p>
      <text:p text:style-name="P7"><text:a xlink:type="simple" xlink:href="https://app.logos.com/books/LLS%3A1.0.30/references/bible+nkjv.61.18.8" text:style-name="Internet_20_link" text:visited-style-name="Visited_20_Internet_20_Link"><text:span text:style-name="T1">Matthew 18:8</text:span></text:a><text:span text:style-name="T2"> </text:span><text:a xlink:type="simple" xlink:href="https://app.logos.com/books/LLS%3A1.0.30/offsets/4271303" text:style-name="Internet_20_link" text:visited-style-name="Visited_20_Internet_20_Link"><text:span text:style-name="T1">NKJV</text:span></text:a></text:p>
      <text:p text:style-name="P3">cast into the everlasting fire</text:p>
      <text:p text:style-name="P4"><text:span text:style-name="T3">cast into the </text:span><text:span text:style-name="T4">eternal fire</text:span></text:p>
      <text:p text:style-name="P5">only the fire is eternal, the destruction is quick and terminal</text:p>
      <text:p text:style-name="P6">Immortality or Destruction</text:p>
      <text:p text:style-name="P7"><text:a xlink:type="simple" xlink:href="https://app.logos.com/books/LLS%3A1.0.30/references/bible+nkjv.61.22.13" text:style-name="Internet_20_link" text:visited-style-name="Visited_20_Internet_20_Link"><text:span text:style-name="T1">Matthew 22:13</text:span></text:a><text:span text:style-name="T2"> </text:span><text:a xlink:type="simple" xlink:href="https://app.logos.com/books/LLS%3A1.0.30/offsets/4291013" text:style-name="Internet_20_link" text:visited-style-name="Visited_20_Internet_20_Link"><text:span text:style-name="T1">NKJV</text:span></text:a></text:p>
      <text:p text:style-name="P3">outer darkness; there will be weeping and gnashing of teeth.</text:p>
      <text:p text:style-name="P11">outer darkness … gnashing of teeth.</text:p>
      <text:p text:style-name="P6">Immortality or Destruction</text:p>
      <text:p text:style-name="P7"><text:a xlink:type="simple" xlink:href="https://app.logos.com/books/LLS%3A1.0.30/references/bible+nkjv.61.24.51" text:style-name="Internet_20_link" text:visited-style-name="Visited_20_Internet_20_Link"><text:span text:style-name="T1">Matthew 24:51</text:span></text:a><text:span text:style-name="T2"> </text:span><text:a xlink:type="simple" xlink:href="https://app.logos.com/books/LLS%3A1.0.30/offsets/4304920" text:style-name="Internet_20_link" text:visited-style-name="Visited_20_Internet_20_Link"><text:span text:style-name="T1">NKJV</text:span></text:a></text:p>
      <text:p text:style-name="P17">Luke 12:41–48</text:p>
      <text:p text:style-name="P11">cut in pieces … gnashing of teeth</text:p>
      <text:p text:style-name="P6">Immortality or Destruction</text:p>
      <text:p text:style-name="P7"><text:a xlink:type="simple" xlink:href="https://app.logos.com/books/LLS%3A1.0.30/references/bible+nkjv.61.25.30" text:style-name="Internet_20_link" text:visited-style-name="Visited_20_Internet_20_Link"><text:span text:style-name="T1">Matthew 25:30</text:span></text:a><text:span text:style-name="T2"> </text:span><text:a xlink:type="simple" xlink:href="https://app.logos.com/books/LLS%3A1.0.30/offsets/4308407" text:style-name="Internet_20_link" text:visited-style-name="Visited_20_Internet_20_Link"><text:span text:style-name="T1">NKJV</text:span></text:a></text:p>
      <text:p text:style-name="P18"><text:span text:style-name="T7">26 </text:span>“But his lord answered and said to him, ‘You wicked and lazy servant, you knew that I reap where I have not sown, and gather where I have not scattered seed. <text:span text:style-name="T7">27 </text:span>So you ought to have deposited my money with the bankers, and at my coming I would have received back my own with interest. <text:span text:style-name="T7">28 </text:span>So take the talent from him, and give <text:span text:style-name="T9">it</text:span> to him who has ten talents.</text:p>
      <text:p text:style-name="P11">outer darkness. … gnashing of teeth.</text:p>
      <text:p text:style-name="P6">Immortality or Destruction</text:p>
      <text:p text:style-name="P7"><text:a xlink:type="simple" xlink:href="https://app.logos.com/books/LLS%3A1.0.30/references/bible+nkjv.61.25.41" text:style-name="Internet_20_link" text:visited-style-name="Visited_20_Internet_20_Link"><text:span text:style-name="T1">Matthew 25:41</text:span></text:a><text:span text:style-name="T2"> </text:span><text:a xlink:type="simple" xlink:href="https://app.logos.com/books/LLS%3A1.0.30/offsets/4309735" text:style-name="Internet_20_link" text:visited-style-name="Visited_20_Internet_20_Link"><text:span text:style-name="T1">NKJV</text:span></text:a></text:p>
      <text:p text:style-name="P3">you cursed, into the everlasting fire prepared for the devil and his angels</text:p>
      <text:p text:style-name="P11">you cursed, into fire… and his angels</text:p>
      <text:p text:style-name="P5">go to the same place as the devil - to be tortured or to be destroyed?</text:p>
      <text:p text:style-name="P6">Immortality or Destruction</text:p>
      <text:p text:style-name="P7"><text:a xlink:type="simple" xlink:href="https://app.logos.com/books/LLS%3A1.0.30/references/bible+nkjv.61.25.46" text:style-name="Internet_20_link" text:visited-style-name="Visited_20_Internet_20_Link"><text:soft-page-break/><text:span text:style-name="T1">Matthew 25:46</text:span></text:a><text:span text:style-name="T2"> </text:span><text:a xlink:type="simple" xlink:href="https://app.logos.com/books/LLS%3A1.0.30/offsets/4310365" text:style-name="Internet_20_link" text:visited-style-name="Visited_20_Internet_20_Link"><text:span text:style-name="T1">NKJV</text:span></text:a></text:p>
      <text:p text:style-name="P3">go away into everlasting punishment</text:p>
      <text:p text:style-name="P4"><text:span text:style-name="T3">go away into </text:span><text:span text:style-name="T4">eternal punishment</text:span></text:p>
      <text:p text:style-name="P5">v. 41 eternal fire: not the duration of suffering, but the fire</text:p>
      <text:p text:style-name="P5">Dan. 12:2</text:p>
      <text:p text:style-name="P12"><text:span text:style-name="T13">is torment the only type of punishment? No, we cannot assume the content or nature of the punishment: execution, or </text:span><text:span text:style-name="T5">eternal destruction</text:span> <text:span text:style-name="T13">as in 2 Thes 1:9 - here the punishment is defined</text:span></text:p>
      <text:p text:style-name="P6">Immortality or Destruction</text:p>
      <text:p text:style-name="P7"><text:a xlink:type="simple" xlink:href="https://app.logos.com/references/bible%2Bnkjv.62.9.42" text:style-name="Internet_20_link" text:visited-style-name="Visited_20_Internet_20_Link"><text:span text:style-name="T1">Mark 9:42</text:span></text:a></text:p>
      <text:p text:style-name="P19">Warning About Hell</text:p>
      <text:p text:style-name="P17">Matt. 18:6–9</text:p>
      <text:p text:style-name="P18"><text:span text:style-name="T7">42 </text:span>“But whoever causes one of these little ones who believe in Me to stumble, it would be better for him if a millstone were hung around his neck, and he were thrown into the sea.</text:p>
      <text:p text:style-name="P20">Fire not quenched</text:p>
      <text:p text:style-name="P5">Irresistable fire that cannot be put out before it has done its job of destruction: see Eze 20:47-48</text:p>
      <text:p text:style-name="P6">Immortality or Destruction</text:p>
      <text:p text:style-name="P7"><text:a xlink:type="simple" xlink:href="https://app.logos.com/books/LLS%3A1.0.30/references/bible+nkjv.62.9.48" text:style-name="Internet_20_link" text:visited-style-name="Visited_20_Internet_20_Link"><text:span text:style-name="T1">Mark 9:48</text:span></text:a><text:span text:style-name="T2"> </text:span><text:a xlink:type="simple" xlink:href="https://app.logos.com/books/LLS%3A1.0.30/offsets/4377049" text:style-name="Internet_20_link" text:visited-style-name="Visited_20_Internet_20_Link"><text:span text:style-name="T1">NKJV</text:span></text:a></text:p>
      <text:p text:style-name="P3"><text:span text:style-name="T7">47 </text:span>And if your eye causes you to sin, pluck it out. It is better for you to enter the kingdom of God with one eye, rather than having two eyes, to be cast into hell fire—<text:span text:style-name="T7">48 </text:span>where</text:p>
      <text:p text:style-name="P4"><text:span text:style-name="T3">worm not die … </text:span><text:span text:style-name="T4">fire not quenched</text:span></text:p>
      <text:p text:style-name="P5">In Isa 66 eternal torment is not in view, but people being consumed by maggots and fire. An abhorrent scene. Dead bodies that will remain for a while.</text:p>
      <text:p text:style-name="P5">Thus those who rebell will be thrown into Gehenna. Must be guided by the view of Isa 66.</text:p>
      <text:p text:style-name="P5">endless supply of food and fuel? - absurdity of this image Not a fire that will never run out of fuel, but a fire that will never be quenched. Burns until it has done its job. Ezekiel 20:47 blazing fire that will not be stopped.</text:p>
      <text:p text:style-name="P6">Immortality or Destruction</text:p>
      <text:p text:style-name="P7"><text:a xlink:type="simple" xlink:href="https://app.logos.com/books/LLS%3A1.0.30/references/bible+nkjv.63.13.28" text:style-name="Internet_20_link" text:visited-style-name="Visited_20_Internet_20_Link"><text:span text:style-name="T1">Luke 13:28</text:span></text:a><text:span text:style-name="T2"> </text:span><text:a xlink:type="simple" xlink:href="https://app.logos.com/books/LLS%3A1.0.30/offsets/4501011" text:style-name="Internet_20_link" text:visited-style-name="Visited_20_Internet_20_Link"><text:span text:style-name="T1">NKJV</text:span></text:a></text:p>
      <text:p text:style-name="P3"><text:soft-page-break/>weeping and gnashing of teeth, when you see Abraham and Isaac and Jacob and all the prophets in the kingdom of God, and yourselves thrust out</text:p>
      <text:p text:style-name="P4"><text:span text:style-name="T12">weeping and gnashing </text:span>… <text:span text:style-name="T12">yourselves thrust out</text:span></text:p>
      <text:p text:style-name="P6">Immortality or Destruction</text:p>
      <text:p text:style-name="P7"><text:a xlink:type="simple" xlink:href="https://app.logos.com/books/LLS%3A1.0.30/references/bible+nkjv.63.16.19" text:style-name="Internet_20_link" text:visited-style-name="Visited_20_Internet_20_Link"><text:span text:style-name="T1">Luke 16:19</text:span></text:a><text:span text:style-name="T2"> </text:span><text:a xlink:type="simple" xlink:href="https://app.logos.com/books/LLS%3A1.0.30/offsets/4512997" text:style-name="Internet_20_link" text:visited-style-name="Visited_20_Internet_20_Link"><text:span text:style-name="T1">NKJV</text:span></text:a></text:p>
      <text:p text:style-name="P19">Parable of the Rich Man and Lazarus</text:p>
      <text:p text:style-name="P4"><text:span text:style-name="T12">Parable of the </text:span>… <text:span text:style-name="T12">Man and Lazarus</text:span></text:p>
      <text:p text:style-name="P5">1) its a parable, not a map of the afterlife - not necessarily a true story. possibly a story that was popular among the people. It was not about the afterlife. Compare to a story from the Palestinian Talmud. wealth was not an evidence of Gods favor. 'Lazurus' means God helps.</text:p>
      <text:p text:style-name="P5">2) no final judgment depicted, and no eternal punishment mentioned. depicts the intermediate state. Hades is Sheol, the grave not Gehenna (hell).</text:p>
      <text:p text:style-name="P6">Immortality or Destruction</text:p>
      <text:p text:style-name="P7"><text:a xlink:type="simple" xlink:href="https://app.logos.com/references/bible%2Bnkjv.64.3.16" text:style-name="Internet_20_link" text:visited-style-name="Visited_20_Internet_20_Link"><text:span text:style-name="T1">John 3:16</text:span></text:a></text:p>
      <text:p text:style-name="P3"><text:span text:style-name="T7">16 </text:span>For God so loved the world that He gave His only begotten Son, that whoever believes in Him should not perish but have everlasting life.</text:p>
      <text:p text:style-name="P4"><text:span text:style-name="T14">Perish</text:span> <text:span text:style-name="T15">vs Eternal Life</text:span></text:p>
      <text:p text:style-name="P6">Immortality or Destruction</text:p>
      <text:p text:style-name="P7"><text:a xlink:type="simple" xlink:href="https://app.logos.com/books/LLS%3A1.0.30/references/bible+nkjv.65.7.54" text:style-name="Internet_20_link" text:visited-style-name="Visited_20_Internet_20_Link"><text:span text:style-name="T1">Acts 7:54</text:span></text:a><text:span text:style-name="T2"> </text:span><text:a xlink:type="simple" xlink:href="https://app.logos.com/books/LLS%3A1.0.30/offsets/4698900" text:style-name="Internet_20_link" text:visited-style-name="Visited_20_Internet_20_Link"><text:span text:style-name="T1">NKJV</text:span></text:a></text:p>
      <text:p text:style-name="P3">cut to the heart, and they gnashed at him with <text:span text:style-name="T9">their</text:span> teeth</text:p>
      <text:p text:style-name="P11">cut to the heart … gnashed teeth</text:p>
      <text:p text:style-name="P6">Immortality or Destruction</text:p>
      <text:p text:style-name="P7"><text:a xlink:type="simple" xlink:href="https://app.logos.com/references/bible%2Besv.66.6.23" text:style-name="Internet_20_link" text:visited-style-name="Visited_20_Internet_20_Link"><text:span text:style-name="T1">Romans 6:23</text:span></text:a></text:p>
      <text:p text:style-name="P3"><text:span text:style-name="T7">23 </text:span>For the wages of sin <text:span text:style-name="T9">is</text:span> death, but the gift of God <text:span text:style-name="T9">is</text:span> eternal life in Christ Jesus our Lord.</text:p>
      <text:p text:style-name="P4"><text:span text:style-name="T14">Death</text:span> <text:span text:style-name="T15">or the Gift of Eternal Life</text:span></text:p>
      <text:p text:style-name="P6">Immortality or Destruction</text:p>
      <text:p text:style-name="P7"><text:a xlink:type="simple" xlink:href="https://app.logos.com/books/LLS%3A1.0.30/references/bible+nkjv.67.3.17" text:style-name="Internet_20_link" text:visited-style-name="Visited_20_Internet_20_Link"><text:span text:style-name="T1">1 Corinthians 3:17</text:span></text:a><text:span text:style-name="T2"> </text:span><text:a xlink:type="simple" xlink:href="https://app.logos.com/books/LLS%3A1.0.30/offsets/4863092" text:style-name="Internet_20_link" text:visited-style-name="Visited_20_Internet_20_Link"><text:span text:style-name="T1">NKJV</text:span></text:a></text:p>
      <text:p text:style-name="P3">defiles the temple of God, God will destroy him</text:p>
      <text:p text:style-name="P4"><text:span text:style-name="T3">defiles the temple … God will </text:span><text:span text:style-name="T4">destroy him</text:span></text:p>
      <text:p text:style-name="P6">Immortality or Destruction</text:p>
      <text:p text:style-name="P7"><text:a xlink:type="simple" xlink:href="https://app.logos.com/books/LLS%3A1.0.30/references/bible+nkjv.67.15.26" text:style-name="Internet_20_link" text:visited-style-name="Visited_20_Internet_20_Link"><text:span text:style-name="T1">1 Corinthians 15:26</text:span></text:a><text:span text:style-name="T2"> </text:span><text:a xlink:type="simple" xlink:href="https://app.logos.com/books/LLS%3A1.0.30/offsets/4901377" text:style-name="Internet_20_link" text:visited-style-name="Visited_20_Internet_20_Link"><text:span text:style-name="T1">NKJV</text:span></text:a></text:p>
      <text:p text:style-name="P3">last enemy <text:span text:style-name="T9">that</text:span> will be destroyed <text:span text:style-name="T9">is</text:span> death.</text:p>
      <text:p text:style-name="P4"><text:span text:style-name="T3">last enemy … </text:span><text:span text:style-name="T4">destroyed is death.</text:span></text:p>
      <text:p text:style-name="P6">Immortality or Destruction</text:p>
      <text:p text:style-name="P7"><text:a xlink:type="simple" xlink:href="https://app.logos.com/books/LLS%3A1.0.30/references/bible+nkjv.69.6.8" text:style-name="Internet_20_link" text:visited-style-name="Visited_20_Internet_20_Link"><text:span text:style-name="T1">Galatians 6:8</text:span></text:a><text:span text:style-name="T2"> </text:span><text:a xlink:type="simple" xlink:href="https://app.logos.com/books/LLS%3A1.0.30/offsets/4957864" text:style-name="Internet_20_link" text:visited-style-name="Visited_20_Internet_20_Link"><text:span text:style-name="T1">NKJV</text:span></text:a></text:p>
      <text:p text:style-name="P3"><text:soft-page-break/>flesh will of the flesh reap corruption</text:p>
      <text:p text:style-name="P4"><text:span text:style-name="T3">flesh will ... reap </text:span><text:span text:style-name="T4">corruption</text:span></text:p>
      <text:p text:style-name="P6">Immortality or Destruction</text:p>
      <text:p text:style-name="P7"><text:a xlink:type="simple" xlink:href="https://app.logos.com/books/LLS%3A1.0.30/references/bible+nkjv.71.3.18-71.3.19" text:style-name="Internet_20_link" text:visited-style-name="Visited_20_Internet_20_Link"><text:span text:style-name="T1">Philippians 3:18–19</text:span></text:a><text:span text:style-name="T2"> </text:span><text:a xlink:type="simple" xlink:href="https://app.logos.com/books/LLS%3A1.0.30/offsets/4985986" text:style-name="Internet_20_link" text:visited-style-name="Visited_20_Internet_20_Link"><text:span text:style-name="T1">NKJV</text:span></text:a></text:p>
      <text:p text:style-name="P3">enemies of the cross of Christ: <text:span text:style-name="T7">19 </text:span>whose end <text:span text:style-name="T9">is</text:span> destruction</text:p>
      <text:p text:style-name="P4"><text:span text:style-name="T3">enemies of the … end is </text:span><text:span text:style-name="T4">destruction</text:span></text:p>
      <text:p text:style-name="P6">Immortality or Destruction</text:p>
      <text:p text:style-name="P7"><text:a xlink:type="simple" xlink:href="https://app.logos.com/references/bible%2Bnkjv.74.1.9" text:style-name="Internet_20_link" text:visited-style-name="Visited_20_Internet_20_Link"><text:span text:style-name="T1">2 Thessalonians 1:9</text:span></text:a></text:p>
      <text:p text:style-name="P3"><text:span text:style-name="T7">9 </text:span>These shall be punished with everlasting destruction from the presence of the Lord and from the glory of His power,</text:p>
      <text:p text:style-name="P4"><text:span text:style-name="T15">Eternal </text:span><text:span text:style-name="T14">Destruction</text:span></text:p>
      <text:p text:style-name="P5">1) the act annihilation is punctual, but cannot be eternal, but the resulting destruction can be eternal</text:p>
      <text:p text:style-name="P5">results last forever: cp. eternal sin Mk 3:29, eternal salvation Heb 5:9, 6:2</text:p>
      <text:p text:style-name="P5">2) removed "from from the presence of the Lord" by being destroyed (NIV has it wrong) exclusion by means of destruction</text:p>
      <text:p text:style-name="P6">Immortality or Destruction</text:p>
      <text:p text:style-name="P7"><text:a xlink:type="simple" xlink:href="https://app.logos.com/books/LLS%3A1.0.30/references/bible+nkjv.75.6.9" text:style-name="Internet_20_link" text:visited-style-name="Visited_20_Internet_20_Link"><text:span text:style-name="T1">1 Timothy 6:9</text:span></text:a><text:span text:style-name="T2"> </text:span><text:a xlink:type="simple" xlink:href="https://app.logos.com/books/LLS%3A1.0.30/offsets/5028986" text:style-name="Internet_20_link" text:visited-style-name="Visited_20_Internet_20_Link"><text:span text:style-name="T1">NKJV</text:span></text:a></text:p>
      <text:p text:style-name="P3">destruction and perdition</text:p>
      <text:p text:style-name="P4"><text:span text:style-name="T4">destruction</text:span> <text:span text:style-name="T3">and perdition</text:span></text:p>
      <text:p text:style-name="P6">Immortality or Destruction</text:p>
      <text:p text:style-name="P7"><text:a xlink:type="simple" xlink:href="https://app.logos.com/books/LLS%3A1.0.30/references/bible+nkjv.82.2.1" text:style-name="Internet_20_link" text:visited-style-name="Visited_20_Internet_20_Link"><text:span text:style-name="T1">2 Peter 2:1</text:span></text:a><text:span text:style-name="T2"> </text:span><text:a xlink:type="simple" xlink:href="https://app.logos.com/books/LLS%3A1.0.30/offsets/5118769" text:style-name="Internet_20_link" text:visited-style-name="Visited_20_Internet_20_Link"><text:span text:style-name="T1">NKJV</text:span></text:a></text:p>
      <text:p text:style-name="P3">denying the Lord who bought them, <text:span text:style-name="T9">and</text:span> bring on themselves swift destruction</text:p>
      <text:p text:style-name="P4"><text:span text:style-name="T3">denying the Lord … themselves swift </text:span><text:span text:style-name="T4">destruction</text:span></text:p>
      <text:p text:style-name="P6">Immortality or Destruction</text:p>
      <text:p text:style-name="P7"><text:a xlink:type="simple" xlink:href="https://app.logos.com/books/LLS%3A1.0.710/references/bible+esv.82.2.6" text:style-name="Internet_20_link" text:visited-style-name="Visited_20_Internet_20_Link"><text:span text:style-name="T1">2 Peter 2:6</text:span></text:a><text:span text:style-name="T2"> </text:span><text:a xlink:type="simple" xlink:href="https://app.logos.com/books/LLS%3A1.0.710/offsets/5295449" text:style-name="Internet_20_link" text:visited-style-name="Visited_20_Internet_20_Link"><text:span text:style-name="T1">ESV</text:span></text:a></text:p>
      <text:p text:style-name="P3">Sodom and Gomorrah to ashes he condemned them to extinction</text:p>
      <text:p text:style-name="P4"><text:span text:style-name="T3">Sodom and Gomorrah … them to </text:span><text:span text:style-name="T4">extinction</text:span></text:p>
      <text:p text:style-name="P6">Immortality or Destruction</text:p>
      <text:p text:style-name="P7"><text:a xlink:type="simple" xlink:href="https://app.logos.com/books/LLS%3A1.0.30/references/bible+nkjv.82.3.7" text:style-name="Internet_20_link" text:visited-style-name="Visited_20_Internet_20_Link"><text:span text:style-name="T1">2 Peter 3:7</text:span></text:a><text:span text:style-name="T2"> </text:span><text:a xlink:type="simple" xlink:href="https://app.logos.com/books/LLS%3A1.0.30/offsets/5123072" text:style-name="Internet_20_link" text:visited-style-name="Visited_20_Internet_20_Link"><text:span text:style-name="T1">NKJV</text:span></text:a></text:p>
      <text:p text:style-name="P3">perdition of ungodly men</text:p>
      <text:p text:style-name="P4"><text:span text:style-name="T3">the day of judgment … </text:span><text:span text:style-name="T4">destruction</text:span> <text:span text:style-name="T3">of ungodly men</text:span></text:p>
      <text:p text:style-name="P5">Gk apoleia in verse 6 denotes destruction by the flood, so it must mean the same in verse 7</text:p>
      <text:p text:style-name="P6"><text:soft-page-break/>Immortality or Destruction</text:p>
      <text:p text:style-name="P7"><text:a xlink:type="simple" xlink:href="https://app.logos.com/books/LLS%3A1.0.30/references/bible+nkjv.86.1.7" text:style-name="Internet_20_link" text:visited-style-name="Visited_20_Internet_20_Link"><text:span text:style-name="T1">Jude 7</text:span></text:a><text:span text:style-name="T2"> </text:span><text:a xlink:type="simple" xlink:href="https://app.logos.com/books/LLS%3A1.0.30/offsets/5143413" text:style-name="Internet_20_link" text:visited-style-name="Visited_20_Internet_20_Link"><text:span text:style-name="T1">NKJV</text:span></text:a></text:p>
      <text:p text:style-name="P3">vengeance of eternal fire</text:p>
      <text:p text:style-name="P4"><text:span text:style-name="T3">example … punishment of </text:span><text:span text:style-name="T4">eternal fire</text:span></text:p>
      <text:p text:style-name="P5">example - see 2 Pet 2:6 a realistic sample of what eternal fire is like. Gen 19:24-28 all was devastatedt, nothing left except smoke. No picture of torment forever.</text:p>
      <text:p text:style-name="P6">Immortality or Destruction</text:p>
      <text:p text:style-name="P7"><text:a xlink:type="simple" xlink:href="https://app.logos.com/books/LLS%3A1.0.30/references/bible+nkjv.87.14.10" text:style-name="Internet_20_link" text:visited-style-name="Visited_20_Internet_20_Link"><text:span text:style-name="T1">Revelation 14:10</text:span></text:a><text:span text:style-name="T2"> </text:span><text:a xlink:type="simple" xlink:href="https://app.logos.com/books/LLS%3A1.0.30/offsets/5184492" text:style-name="Internet_20_link" text:visited-style-name="Visited_20_Internet_20_Link"><text:span text:style-name="T1">NKJV</text:span></text:a></text:p>
      <text:p text:style-name="P3">tormented with fire and brimstone in the presence of the holy angels and in the presence of the Lamb</text:p>
      <text:p text:style-name="P4"><text:span text:style-name="T4">tormented with fire</text:span> … <text:span text:style-name="T3">in the PRESENCE of the Lamb</text:span></text:p>
      <text:p text:style-name="P5">tomented with fire and brimstone: it does not say for how long. the expected end result is destruction, as it was in Isa 34, and not eternal torment.</text:p>
      <text:p text:style-name="P5">how can death be eternal SEPARATION from God when the torment is in HIS PRESENCE?</text:p>
      <text:p text:style-name="P6">Immortality or Destruction</text:p>
      <text:p text:style-name="P7"><text:a xlink:type="simple" xlink:href="https://app.logos.com/books/LLS%3A1.0.30/references/bible+nkjv.87.14.11" text:style-name="Internet_20_link" text:visited-style-name="Visited_20_Internet_20_Link"><text:span text:style-name="T1">Revelation 14:11</text:span></text:a><text:span text:style-name="T2"> </text:span><text:a xlink:type="simple" xlink:href="https://app.logos.com/books/LLS%3A1.0.30/offsets/5184603" text:style-name="Internet_20_link" text:visited-style-name="Visited_20_Internet_20_Link"><text:span text:style-name="T1">NKJV</text:span></text:a></text:p>
      <text:p text:style-name="P3">the smoke of their torment ascends forever</text:p>
      <text:p text:style-name="P4"><text:span text:style-name="T3">the smoke of … </text:span><text:span text:style-name="T4">torment</text:span> <text:span text:style-name="T3">ascends forever</text:span></text:p>
      <text:p text:style-name="P5">it depicts an angel warning about a punishment on the followers of the beast, which will be seen later in verses 14 to 20: winepress, destruction with blood flowing</text:p>
      <text:p text:style-name="P5">smoke forever - unsaved burn forever? see Isa 34:8-10 the smoke rises up as a reminder of the destruction forever. A permanent memorial. the destruction involved torment: compare with Revelation 18:10 where the torment is part of the destruction</text:p>
      <text:p text:style-name="P5">- but what about "they have no rest day or night, who worship the beast and his image, and whoever receives the mark of his name" ?</text:p>
      <text:p text:style-name="P6">Immortality or Destruction</text:p>
      <text:p text:style-name="P7"><text:a xlink:type="simple" xlink:href="https://app.logos.com/books/LLS%3A1.0.30/references/bible+nkjv.87.19.3" text:style-name="Internet_20_link" text:visited-style-name="Visited_20_Internet_20_Link"><text:span text:style-name="T1">Revelation 19:3</text:span></text:a><text:span text:style-name="T2"> </text:span><text:a xlink:type="simple" xlink:href="https://app.logos.com/books/LLS%3A1.0.30/offsets/5198443" text:style-name="Internet_20_link" text:visited-style-name="Visited_20_Internet_20_Link"><text:span text:style-name="T1">NKJV</text:span></text:a></text:p>
      <text:p text:style-name="P3">Her smoke rises up forever and ever</text:p>
      <text:p text:style-name="P4"><text:span text:style-name="T3">Her </text:span><text:span text:style-name="T4">smoke rises … forever </text:span><text:span text:style-name="T3">and ever</text:span></text:p>
      <text:p text:style-name="P5"><text:soft-page-break/>obviously the smoke will not literally be seen rising up for all eternity, as further up we see a new heaven and a new earth</text:p>
      <text:p text:style-name="P5">Babylon destroyed - cp Rev 14:11, Isa 34:8-10</text:p>
      <text:p text:style-name="P6">Immortality or Destruction</text:p>
      <text:p text:style-name="P7"><text:a xlink:type="simple" xlink:href="https://app.logos.com/books/LLS%3A1.0.30/references/bible+nkjv.87.19.20" text:style-name="Internet_20_link" text:visited-style-name="Visited_20_Internet_20_Link"><text:span text:style-name="T1">Revelation 19:20</text:span></text:a><text:span text:style-name="T2"> </text:span><text:a xlink:type="simple" xlink:href="https://app.logos.com/books/LLS%3A1.0.30/offsets/5201268" text:style-name="Internet_20_link" text:visited-style-name="Visited_20_Internet_20_Link"><text:span text:style-name="T1">NKJV</text:span></text:a></text:p>
      <text:p text:style-name="P3">cast alive into the lake of fire burning with brimstone</text:p>
      <text:p text:style-name="P4"><text:span text:style-name="T3">cast alive into </text:span><text:span text:style-name="T4">lake of fire</text:span>… <text:span text:style-name="T3">burning with brimstone</text:span></text:p>
      <text:p text:style-name="P5">the beast is not a person, but a kingdom or an empire, a corporate entity</text:p>
      <text:p text:style-name="P5">the false prophet is probably a world religious system</text:p>
      <text:p text:style-name="P5">the devil could be the dragon seen before possibly representing the whole rebellious angelic kingdom of darkness: "<text:span text:style-name="T16">into the everlasting fire prepared for the devil and his angels" Mt 25:41</text:span></text:p>
      <text:p text:style-name="P6">Immortality or Destruction</text:p>
      <text:p text:style-name="P7"><text:a xlink:type="simple" xlink:href="https://app.logos.com/books/LLS%3A1.0.30/references/bible+nkjv.87.20.10" text:style-name="Internet_20_link" text:visited-style-name="Visited_20_Internet_20_Link"><text:span text:style-name="T1">Revelation 20:10</text:span></text:a><text:span text:style-name="T2"> </text:span><text:a xlink:type="simple" xlink:href="https://app.logos.com/books/LLS%3A1.0.30/offsets/5203174" text:style-name="Internet_20_link" text:visited-style-name="Visited_20_Internet_20_Link"><text:span text:style-name="T1">NKJV</text:span></text:a></text:p>
      <text:p text:style-name="P19">Satanic Rebellion Crushed</text:p>
      <text:p text:style-name="P15">The devil tormented … forever and ever !?</text:p>
      <text:p text:style-name="P15">This seems to contradict the Bible teaching of:</text:p>
      <text:p text:style-name="P5">1) Immortality is a gift - not bestowed upon the wicked</text:p>
      <text:p text:style-name="P5">2) Vision of eternity - future absence of evil</text:p>
      <text:p text:style-name="P5">3) Destruction of the lost - Mt 10:28, Mt 7:13, Mt 13:51, Rom 3:23, 2Th 1:9, 2 Pet 2:6</text:p>
      <text:p text:style-name="P6">Immortality or Destruction</text:p>
      <text:p text:style-name="P7"><text:a xlink:type="simple" xlink:href="https://app.logos.com/books/LLS%3A1.0.30/references/bible+nkjv.87.20.14" text:style-name="Internet_20_link" text:visited-style-name="Visited_20_Internet_20_Link"><text:span text:style-name="T1">Revelation 20:14</text:span></text:a><text:span text:style-name="T2"> </text:span><text:a xlink:type="simple" xlink:href="https://app.logos.com/books/LLS%3A1.0.30/offsets/5203965" text:style-name="Internet_20_link" text:visited-style-name="Visited_20_Internet_20_Link"><text:span text:style-name="T1">NKJV</text:span></text:a></text:p>
      <text:p text:style-name="P3">Death and Hades were cast into the lake of fire</text:p>
      <text:p text:style-name="P4"><text:span text:style-name="T12">Death and Hades </text:span>… <text:span text:style-name="T12">lake of fire</text:span></text:p>
      <text:p text:style-name="P5">death swallowed up: death cannot be tortured forever</text:p>
      <text:p text:style-name="P6">Immortality or Destruction</text:p>
      <text:p text:style-name="P7"><text:a xlink:type="simple" xlink:href="https://app.logos.com/references/bible%2Bnkjv.87.20.15" text:style-name="Internet_20_link" text:visited-style-name="Visited_20_Internet_20_Link"><text:span text:style-name="T1">Revelation 20:15</text:span></text:a></text:p>
      <text:p text:style-name="P3"><text:span text:style-name="T7">15 </text:span>And anyone not found written in the Book of Life was cast into the lake of fire.</text:p>
      <text:p text:style-name="P4"><text:span text:style-name="T15">Lake of Fire - the </text:span><text:span text:style-name="T14">2nd death</text:span></text:p>
      <text:p text:style-name="P5">Death and hades cease to exist. The wicked also cease to exist.</text:p>
      <text:p text:style-name="P6">Immortality or Destruction</text:p>
      <text:p text:style-name="P7"><text:a xlink:type="simple" xlink:href="https://app.logos.com/books/LLS%3AHLMNILLBBLDICT/offsets/2007731" text:style-name="Internet_20_link" text:visited-style-name="Visited_20_Internet_20_Link"><text:soft-page-break/><text:span text:style-name="T1">Holman Illustrated Bible Dictionary</text:span></text:a></text:p>
      <text:p text:style-name="P3">fire in which the wicked are cast inflicts a torment</text:p>
      <text:p text:style-name="P15">fire which … inflicts a torment</text:p>
      <text:p text:style-name="P5">the verses do not support this view</text:p>
      <text:p text:style-name="P6">Immortality or Destruction</text:p>
      <text:p text:style-name="P7"><text:a xlink:type="simple" xlink:href="https://app.logos.com/books/LLS%3AHLMNILLBBLDICT/offsets/2009600" text:style-name="Internet_20_link" text:visited-style-name="Visited_20_Internet_20_Link"><text:span text:style-name="T1">Holman Illustrated Bible Dictionary</text:span></text:a></text:p>
      <text:p text:style-name="P3">lack any support from the Bible.</text:p>
      <text:p text:style-name="P11">lack any support from the Bible.</text:p>
      <text:p text:style-name="P5">not true - Matt. 25:46 the type of punishment is not specified as everlasting torment here</text:p>
      <text:p text:style-name="P6">Immortality or Destruction</text:p>
      <text:p text:style-name="P7"><text:a xlink:type="simple" xlink:href="https://app.logos.com/books/LLS%3A14.0.40/offsets/8510550" text:style-name="Internet_20_link" text:visited-style-name="Visited_20_Internet_20_Link"><text:span text:style-name="T1">Baker Encyclopedia of the Bible</text:span></text:a></text:p>
      <text:p text:style-name="P18"><text:span text:style-name="T17">Resurrection and the Greeks</text:span>. Greek dualism, the separation of body from soul, was not conducive to the acceptance of resurrection, with the exception of some miracle-story resuscitations.</text:p>
      <text:p text:style-name="P18">Instead of a doctrine of resurrection, the Greeks developed a doctrine of the immortality of the soul. The body was thought to be a disposable physical outer garment, whereas the soul was related to the immortal forms and sustained from age to age. The Greek cyclical view of time lent itself to the development of a sophisticated view of the transmigration of the soul from body to body.</text:p>
      <text:p text:style-name="P21">separation of body and soul</text:p>
      <text:p text:style-name="P6">Immortality or Destruction</text:p>
      <text:p text:style-name="P7"><text:a xlink:type="simple" xlink:href="https://app.logos.com/books/LLS%3A53.10.71/references/bible.63.16.23" text:style-name="Internet_20_link" text:visited-style-name="Visited_20_Internet_20_Link"><text:span text:style-name="T1">Luke 16:23</text:span></text:a><text:span text:style-name="T2"> </text:span><text:a xlink:type="simple" xlink:href="https://app.logos.com/books/LLS%3A53.10.71/offsets/811639" text:style-name="Internet_20_link" text:visited-style-name="Visited_20_Internet_20_Link"><text:span text:style-name="T1">The Gospel according to Luke</text:span></text:a></text:p>
      <text:p text:style-name="P3">I Enoch 22–23 and 4 Ezra 7:75–78 are Jewish inter-testamental documentation of the belief in a division of <text:span text:style-name="T9">Sheol</text:span> before Judgment Day makes it permanent.</text:p>
      <text:p text:style-name="P6">Immortality or Destruction</text:p>
      <text:p text:style-name="P7"><text:a xlink:type="simple" xlink:href="https://app.logos.com/books/LLS%3A1.0.50/references/bible+nrsv.56.7.75" text:style-name="Internet_20_link" text:visited-style-name="Visited_20_Internet_20_Link"><text:span text:style-name="T1">2 Esdras 7:75</text:span></text:a><text:span text:style-name="T2"> </text:span><text:a xlink:type="simple" xlink:href="https://app.logos.com/books/LLS%3A1.0.50/offsets/4188579" text:style-name="Internet_20_link" text:visited-style-name="Visited_20_Internet_20_Link"><text:span text:style-name="T1">NRSV</text:span></text:a></text:p>
      <text:p text:style-name="P3">after death, as soon as everyone of us yields up the soul, we shall be kept in rest until those times come when you will renew the creation, or whether we shall be tormented at once</text:p>
      <text:p text:style-name="P6">Immortality or Destruction</text:p>
      <text:p text:style-name="P7"><text:a xlink:type="simple" xlink:href="https://app.logos.com/books/LLS%3A1.0.50/references/bible+nrsv.56.7.75" text:style-name="Internet_20_link" text:visited-style-name="Visited_20_Internet_20_Link"><text:span text:style-name="T1">2 Esdras 7:75</text:span></text:a><text:span text:style-name="T2"> </text:span><text:a xlink:type="simple" xlink:href="https://app.logos.com/books/LLS%3A1.0.50/offsets/4188579" text:style-name="Internet_20_link" text:visited-style-name="Visited_20_Internet_20_Link"><text:span text:style-name="T1">NRSV</text:span></text:a></text:p>
      <text:p text:style-name="P3">after death, as soon as everyone of us yields up the soul, we shall be kept in rest until those times come when you will renew the creation, or whether we shall be tormented at once</text:p>
      <text:p text:style-name="P6">Immortality or Destruction</text:p>
      <text:p text:style-name="P7"><text:a xlink:type="simple" xlink:href="https://app.logos.com/books/LLS%3A1.0.30/references/bible+nkjv.65.2.31-65.2.32" text:style-name="Internet_20_link" text:visited-style-name="Visited_20_Internet_20_Link"><text:span text:style-name="T1">Acts 2:31–32</text:span></text:a><text:span text:style-name="T2"> </text:span><text:a xlink:type="simple" xlink:href="https://app.logos.com/books/LLS%3A1.0.30/offsets/4673815" text:style-name="Internet_20_link" text:visited-style-name="Visited_20_Internet_20_Link"><text:span text:style-name="T1">NKJV</text:span></text:a></text:p>
      <text:p text:style-name="P3">spoke concerning the resurrection of the Christ, that His soul was not left in Hades, nor did His flesh see corruption. <text:span text:style-name="T7">32 </text:span>This Jesus God has raised up,</text:p>
      <text:p text:style-name="P22">spoke concerning the resurrection of the Christ, that His soul was not left in Hades, nor did His flesh see corruption. This Jesus God has raised up,</text:p>
      <text:p text:style-name="P14">Bipartite</text:p>
      <text:p text:style-name="P14">Soul -- not stay in -- Hades</text:p>
      <text:p text:style-name="P14"><text:soft-page-break/>Flesh/Body -- not Degeneration -- of Body</text:p>
      <text:p text:style-name="P6">Immortality or Destruction</text:p>
      <text:p text:style-name="P7"><text:a xlink:type="simple" xlink:href="https://app.logos.com/books/LLS%3A1.0.710/references/bible+esv.1.2.7" text:style-name="Internet_20_link" text:visited-style-name="Visited_20_Internet_20_Link"><text:span text:style-name="T1">Genesis 2:7</text:span></text:a><text:span text:style-name="T2"> </text:span><text:a xlink:type="simple" xlink:href="https://app.logos.com/books/LLS%3A1.0.710/offsets/1066516" text:style-name="Internet_20_link" text:visited-style-name="Visited_20_Internet_20_Link"><text:span text:style-name="T1">ESV</text:span></text:a></text:p>
      <text:p text:style-name="P3">man became a living creature</text:p>
      <text:p text:style-name="P6">Immortality or Destruction</text:p>
      <text:p text:style-name="P7"><text:a xlink:type="simple" xlink:href="https://app.logos.com/books/LLS%3A1.0.710/references/bible+esv.1.2.19" text:style-name="Internet_20_link" text:visited-style-name="Visited_20_Internet_20_Link"><text:span text:style-name="T1">Genesis 2:19</text:span></text:a><text:span text:style-name="T2"> </text:span><text:a xlink:type="simple" xlink:href="https://app.logos.com/books/LLS%3A1.0.710/offsets/1068049" text:style-name="Internet_20_link" text:visited-style-name="Visited_20_Internet_20_Link"><text:span text:style-name="T1">ESV</text:span></text:a></text:p>
      <text:p text:style-name="P3">every living creature</text:p>
      <text:p text:style-name="P6">Immortality or Destruction</text:p>
      <text:p text:style-name="P7"><text:a xlink:type="simple" xlink:href="https://app.logos.com/books/LLS%3A1.0.30/references/bible+nkjv.79.9.12" text:style-name="Internet_20_link" text:visited-style-name="Visited_20_Internet_20_Link"><text:span text:style-name="T1">Hebrews 9:12</text:span></text:a><text:span text:style-name="T2"> </text:span><text:a xlink:type="simple" xlink:href="https://app.logos.com/books/LLS%3A1.0.30/offsets/5069049" text:style-name="Internet_20_link" text:visited-style-name="Visited_20_Internet_20_Link"><text:span text:style-name="T1">NKJV</text:span></text:a></text:p>
      <text:p text:style-name="P3">obtained eternal redemption</text:p>
      <text:p text:style-name="P22">Eternal redemption</text:p>
      <text:p text:style-name="P14">Parallels eternal punishment, not 'punishing'</text:p>
      <text:p text:style-name="P6">Immortality or Destruction</text:p>
      <text:p text:style-name="P7"><text:a xlink:type="simple" xlink:href="https://app.logos.com/books/LLS%3A1.0.710/references/bible+esv.18.7.9" text:style-name="Internet_20_link" text:visited-style-name="Visited_20_Internet_20_Link"><text:span text:style-name="T1">Job 7:9</text:span></text:a><text:span text:style-name="T2"> </text:span><text:a xlink:type="simple" xlink:href="https://app.logos.com/books/LLS%3A1.0.710/offsets/2997429" text:style-name="Internet_20_link" text:visited-style-name="Visited_20_Internet_20_Link"><text:span text:style-name="T1">ESV</text:span></text:a></text:p>
      <text:p text:style-name="P23"><text:span text:style-name="T18">9 </text:span>As the cloud fades and vanishes,</text:p>
      <text:p text:style-name="P24">so he who goes down to Sheol does not come up;</text:p>
      <text:p text:style-name="P6">Immortality or Destruction</text:p>
      <text:p text:style-name="P7"><text:a xlink:type="simple" xlink:href="https://app.logos.com/books/LLS%3A1.0.710/references/bible+esv.18.7.9" text:style-name="Internet_20_link" text:visited-style-name="Visited_20_Internet_20_Link"><text:span text:style-name="T1">Job 7:9</text:span></text:a><text:span text:style-name="T2"> </text:span><text:a xlink:type="simple" xlink:href="https://app.logos.com/books/LLS%3A1.0.710/offsets/2997429" text:style-name="Internet_20_link" text:visited-style-name="Visited_20_Internet_20_Link"><text:span text:style-name="T1">ESV</text:span></text:a></text:p>
      <text:p text:style-name="P23"><text:span text:style-name="T18">9 </text:span>As the cloud fades and vanishes,</text:p>
      <text:p text:style-name="P24">so he who goes down to Sheol does not come up;</text:p>
      <text:p text:style-name="P6">Immortality or Destruction</text:p>
      <text:p text:style-name="P7"><text:a xlink:type="simple" xlink:href="https://app.logos.com/books/LLS%3A1.0.710/references/bible+esv.19.16.10" text:style-name="Internet_20_link" text:visited-style-name="Visited_20_Internet_20_Link"><text:span text:style-name="T1">Psalm 16:10</text:span></text:a><text:span text:style-name="T2"> </text:span><text:a xlink:type="simple" xlink:href="https://app.logos.com/books/LLS%3A1.0.710/offsets/3102207" text:style-name="Internet_20_link" text:visited-style-name="Visited_20_Internet_20_Link"><text:span text:style-name="T1">ESV</text:span></text:a></text:p>
      <text:p text:style-name="P23"><text:span text:style-name="T18">10 </text:span>For you will not abandon my soul to Sheol,</text:p>
      <text:p text:style-name="P24">or let your holy one see corruption.</text:p>
      <text:p text:style-name="P6">Immortality or Destruction</text:p>
      <text:p text:style-name="P7"><text:a xlink:type="simple" xlink:href="https://app.logos.com/books/LLS%3A1.0.710/references/bible+esv.19.18.4-19.18.5" text:style-name="Internet_20_link" text:visited-style-name="Visited_20_Internet_20_Link"><text:span text:style-name="T1">Psalm 18:4–5</text:span></text:a><text:span text:style-name="T2"> </text:span><text:a xlink:type="simple" xlink:href="https://app.logos.com/books/LLS%3A1.0.710/offsets/3104691" text:style-name="Internet_20_link" text:visited-style-name="Visited_20_Internet_20_Link"><text:span text:style-name="T1">ESV</text:span></text:a></text:p>
      <text:p text:style-name="P23"><text:span text:style-name="T18">4 </text:span>The cords of death encompassed me;</text:p>
      <text:p text:style-name="P24">the torrents of destruction assailed me;</text:p>
      <text:p text:style-name="P23"><text:span text:style-name="T18">5 </text:span>the cords of Sheol entangled me;</text:p>
      <text:p text:style-name="P6">Immortality or Destruction</text:p>
      <text:p text:style-name="P7"><text:a xlink:type="simple" xlink:href="https://app.logos.com/books/LLS%3A1.0.710/references/bible+esv.19.30.3" text:style-name="Internet_20_link" text:visited-style-name="Visited_20_Internet_20_Link"><text:span text:style-name="T1">Psalm 30:3</text:span></text:a><text:span text:style-name="T2"> </text:span><text:a xlink:type="simple" xlink:href="https://app.logos.com/books/LLS%3A1.0.710/offsets/3125910" text:style-name="Internet_20_link" text:visited-style-name="Visited_20_Internet_20_Link"><text:span text:style-name="T1">ESV</text:span></text:a></text:p>
      <text:p text:style-name="P23"><text:span text:style-name="T18">3 </text:span>O <text:span text:style-name="T8">Lord</text:span>, you have brought up my soul from Sheol;</text:p>
      <text:p text:style-name="P24">you restored me to life from among those who go down to the pit.</text:p>
      <text:p text:style-name="P6">Immortality or Destruction</text:p>
      <text:p text:style-name="P7"><text:a xlink:type="simple" xlink:href="https://app.logos.com/books/LLS%3A1.0.710/references/bible+esv.19.86.13" text:style-name="Internet_20_link" text:visited-style-name="Visited_20_Internet_20_Link"><text:span text:style-name="T1">Psalm 86:13</text:span></text:a><text:span text:style-name="T2"> </text:span><text:a xlink:type="simple" xlink:href="https://app.logos.com/books/LLS%3A1.0.710/offsets/3230348" text:style-name="Internet_20_link" text:visited-style-name="Visited_20_Internet_20_Link"><text:span text:style-name="T1">ESV</text:span></text:a></text:p>
      <text:p text:style-name="P23"><text:span text:style-name="T18">13 </text:span>For great is your steadfast love toward me;</text:p>
      <text:p text:style-name="P24">you have delivered my soul from the depths of Sheol.</text:p>
      <text:p text:style-name="P6">Immortality or Destruction</text:p>
      <text:p text:style-name="P7"><text:a xlink:type="simple" xlink:href="https://app.logos.com/books/LLS%3A1.0.710/references/bible+esv.19.139.8" text:style-name="Internet_20_link" text:visited-style-name="Visited_20_Internet_20_Link"><text:span text:style-name="T1">Psalm 139:8</text:span></text:a><text:span text:style-name="T2"> </text:span><text:a xlink:type="simple" xlink:href="https://app.logos.com/books/LLS%3A1.0.710/offsets/3320343" text:style-name="Internet_20_link" text:visited-style-name="Visited_20_Internet_20_Link"><text:span text:style-name="T1">ESV</text:span></text:a></text:p>
      <text:p text:style-name="P23">If I ascend to heaven, you are there!</text:p>
      <text:p text:style-name="P24">If I make my bed in Sheol, you are there!</text:p>
      <text:p text:style-name="P6">Immortality or Destruction</text:p>
      <text:p text:style-name="P7"><text:a xlink:type="simple" xlink:href="https://app.logos.com/books/LLS%3A1.0.710/references/bible+esv.20.15.24" text:style-name="Internet_20_link" text:visited-style-name="Visited_20_Internet_20_Link"><text:span text:style-name="T1">Proverbs 15:24</text:span></text:a><text:span text:style-name="T2"> </text:span><text:a xlink:type="simple" xlink:href="https://app.logos.com/books/LLS%3A1.0.710/offsets/3376867" text:style-name="Internet_20_link" text:visited-style-name="Visited_20_Internet_20_Link"><text:span text:style-name="T1">ESV</text:span></text:a></text:p>
      <text:p text:style-name="P23"><text:span text:style-name="T18">24 </text:span>The path of life leads upward for the prudent,</text:p>
      <text:p text:style-name="P24"><text:soft-page-break/>that he may turn away from Sheol beneath.</text:p>
      <text:p text:style-name="P6">Immortality or Destruction</text:p>
      <text:p text:style-name="P7"><text:a xlink:type="simple" xlink:href="https://app.logos.com/books/LLS%3A1.0.710/references/bible+esv.20.15.24" text:style-name="Internet_20_link" text:visited-style-name="Visited_20_Internet_20_Link"><text:span text:style-name="T1">Proverbs 15:24</text:span></text:a><text:span text:style-name="T2"> </text:span><text:a xlink:type="simple" xlink:href="https://app.logos.com/books/LLS%3A1.0.710/offsets/3376867" text:style-name="Internet_20_link" text:visited-style-name="Visited_20_Internet_20_Link"><text:span text:style-name="T1">ESV</text:span></text:a></text:p>
      <text:p text:style-name="P23"><text:span text:style-name="T18">24 </text:span>The path of life leads upward for the prudent,</text:p>
      <text:p text:style-name="P24">that he may turn away from Sheol beneath.</text:p>
      <text:p text:style-name="P6">Immortality or Destruction</text:p>
      <text:p text:style-name="P7"><text:a xlink:type="simple" xlink:href="https://app.logos.com/books/LLS%3A1.0.710/references/bible+esv.23.38.10-23.38.11" text:style-name="Internet_20_link" text:visited-style-name="Visited_20_Internet_20_Link"><text:span text:style-name="T1">Isaiah 38:10–11</text:span></text:a><text:span text:style-name="T2"> </text:span><text:a xlink:type="simple" xlink:href="https://app.logos.com/books/LLS%3A1.0.710/offsets/3584269" text:style-name="Internet_20_link" text:visited-style-name="Visited_20_Internet_20_Link"><text:span text:style-name="T1">ESV</text:span></text:a></text:p>
      <text:p text:style-name="P23">I am consigned to the gates of Sheol</text:p>
      <text:p text:style-name="P24">for the rest of my years.</text:p>
      <text:p text:style-name="P23"><text:span text:style-name="T18">11 </text:span>I said, I shall not see the <text:span text:style-name="T8">Lord</text:span>,</text:p>
      <text:p text:style-name="P6">Immortality or Destruction</text:p>
      <text:p text:style-name="P7"><text:a xlink:type="simple" xlink:href="https://app.logos.com/books/LLS%3A1.0.710/references/bible+esv.23.38.18" text:style-name="Internet_20_link" text:visited-style-name="Visited_20_Internet_20_Link"><text:span text:style-name="T1">Isaiah 38:18</text:span></text:a><text:span text:style-name="T2"> </text:span><text:a xlink:type="simple" xlink:href="https://app.logos.com/books/LLS%3A1.0.710/offsets/3585458" text:style-name="Internet_20_link" text:visited-style-name="Visited_20_Internet_20_Link"><text:span text:style-name="T1">ESV</text:span></text:a></text:p>
      <text:p text:style-name="P23"><text:span text:style-name="T18">18 </text:span>For Sheol does not thank you;</text:p>
      <text:p text:style-name="P24">death does not praise you;</text:p>
      <text:p text:style-name="P23">those who go down to the pit do not hope</text:p>
      <text:p text:style-name="P6">Immortality or Destruction</text:p>
      <text:p text:style-name="P7"><text:a xlink:type="simple" xlink:href="https://app.logos.com/books/LLS%3A1.0.710/references/bible+esv.28.13.14" text:style-name="Internet_20_link" text:visited-style-name="Visited_20_Internet_20_Link"><text:span text:style-name="T1">Hosea 13:14</text:span></text:a><text:span text:style-name="T2"> </text:span><text:a xlink:type="simple" xlink:href="https://app.logos.com/books/LLS%3A1.0.710/offsets/4228995" text:style-name="Internet_20_link" text:visited-style-name="Visited_20_Internet_20_Link"><text:span text:style-name="T1">ESV</text:span></text:a></text:p>
      <text:p text:style-name="P23"><text:span text:style-name="T18">14 </text:span>I shall ransom them from the power of Sheol;</text:p>
      <text:p text:style-name="P24">I shall redeem them from Death.</text:p>
      <text:p text:style-name="P23">O Death, where are your plagues?</text:p>
      <text:p text:style-name="P6">Immortality or Destruction</text:p>
      <text:p text:style-name="P7"><text:a xlink:type="simple" xlink:href="https://app.logos.com/books/LLS%3A1.0.710/references/bible+esv.32.2.2" text:style-name="Internet_20_link" text:visited-style-name="Visited_20_Internet_20_Link"><text:span text:style-name="T1">Jonah 2:2</text:span></text:a><text:span text:style-name="T2"> </text:span><text:a xlink:type="simple" xlink:href="https://app.logos.com/books/LLS%3A1.0.710/offsets/4275696" text:style-name="Internet_20_link" text:visited-style-name="Visited_20_Internet_20_Link"><text:span text:style-name="T1">ESV</text:span></text:a></text:p>
      <text:p text:style-name="P23">out of the belly of Sheol I cried,</text:p>
      <text:p text:style-name="P24">and you heard my voice.</text:p>
      <text:p text:style-name="P6">Immortality or Destruction</text:p>
      <text:p text:style-name="P7"><text:a xlink:type="simple" xlink:href="https://app.logos.com/books/LLS%3A1.0.710/references/bible+esv.9.2.6" text:style-name="Internet_20_link" text:visited-style-name="Visited_20_Internet_20_Link"><text:span text:style-name="T1">1 Samuel 2:6</text:span></text:a><text:span text:style-name="T2"> </text:span><text:a xlink:type="simple" xlink:href="https://app.logos.com/books/LLS%3A1.0.710/offsets/2108652" text:style-name="Internet_20_link" text:visited-style-name="Visited_20_Internet_20_Link"><text:span text:style-name="T1">ESV</text:span></text:a></text:p>
      <text:p text:style-name="P23"><text:span text:style-name="T18">6 </text:span>The <text:span text:style-name="T8">Lord</text:span> kills and brings to life;</text:p>
      <text:p text:style-name="P24">he brings down to Sheol and raises up.</text:p>
      <text:p text:style-name="P6">Immortality or Destruction</text:p>
      <text:p text:style-name="P7"><text:a xlink:type="simple" xlink:href="https://app.logos.com/books/LLS%3A1.0.710/references/bible+esv.1.37.35" text:style-name="Internet_20_link" text:visited-style-name="Visited_20_Internet_20_Link"><text:span text:style-name="T1">Genesis 37:35</text:span></text:a><text:span text:style-name="T2"> </text:span><text:a xlink:type="simple" xlink:href="https://app.logos.com/books/LLS%3A1.0.710/offsets/1204423" text:style-name="Internet_20_link" text:visited-style-name="Visited_20_Internet_20_Link"><text:span text:style-name="T1">ESV</text:span></text:a></text:p>
      <text:p text:style-name="P3">No, I shall go down to Sheol to my son, mourning</text:p>
      <text:p text:style-name="P6">Immortality or Destruction</text:p>
      <text:p text:style-name="P7"><text:a xlink:type="simple" xlink:href="https://app.logos.com/books/LLS%3A1.0.710/references/bible+esv.19.49.14-19.49.15" text:style-name="Internet_20_link" text:visited-style-name="Visited_20_Internet_20_Link"><text:span text:style-name="T1">Psalm 49:14–15</text:span></text:a><text:span text:style-name="T2"> </text:span><text:a xlink:type="simple" xlink:href="https://app.logos.com/books/LLS%3A1.0.710/offsets/3162710" text:style-name="Internet_20_link" text:visited-style-name="Visited_20_Internet_20_Link"><text:span text:style-name="T1">ESV</text:span></text:a></text:p>
      <text:p text:style-name="P23"><text:span text:style-name="T18">14 </text:span>Like sheep they are appointed for Sheol;</text:p>
      <text:p text:style-name="P24">death shall be their shepherd,</text:p>
      <text:p text:style-name="P23">and the upright shall rule over them in the morning.</text:p>
      <text:p text:style-name="P6">Immortality or Destruction</text:p>
      <text:p text:style-name="P7"><text:a xlink:type="simple" xlink:href="https://app.logos.com/books/LLS%3AHLMNILLBBLDICT/offsets/5605014" text:style-name="Internet_20_link" text:visited-style-name="Visited_20_Internet_20_Link"><text:span text:style-name="T1">Holman Illustrated Bible Dictionary</text:span></text:a></text:p>
      <text:p text:style-name="P3">It is simply inconceivable that Sheol is the abode of the righteous dead for several reasons. The fact that in Sheol there is no praise of Yahweh (Pss. 6:5; 115:17) indicates that it is not the abode of the righteous. It is a place of pain and distress (Ps. 116:3), of weakness (Isa. 14:10), helplessness (Ps. 88:4), hopelessness (Isa. 38:10), and destruction (Isa. 38:17).</text:p>
      <text:p text:style-name="P14">Sheol only the abode of the unrighteous?</text:p>
      <text:p text:style-name="P6">Immortality or Destruction</text:p>
      <text:p text:style-name="P7"><text:a xlink:type="simple" xlink:href="https://app.logos.com/books/LLS%3A6.40.2/references/josl.2.18.14-2.18.15" text:style-name="Internet_20_link" text:visited-style-name="Visited_20_Internet_20_Link"><text:span text:style-name="T1">Antiquities of the Jews 18.14–15</text:span></text:a><text:span text:style-name="T2"> </text:span><text:a xlink:type="simple" xlink:href="https://app.logos.com/books/LLS%3A6.40.2/offsets/2934532" text:style-name="Internet_20_link" text:visited-style-name="Visited_20_Internet_20_Link"><text:span text:style-name="T1">The Works of Josephus: New Updated Edition</text:span></text:a></text:p>
      <text:p text:style-name="P3">They also believe that souls have an immortal vigor in them, and that under the earth there will be rewards or punishments, according as they have lived virtuously or viciously in this life; and the latter are to be detained in an <text:soft-page-break/>everlasting prison, but that the former shall have power to revive and live again; (15) on account of which doctrines, they are able greatly to persuade the body of the people; and whatsoever they do about divine worship, prayers, and sacrifices, they perform them according to their direction</text:p>
      <text:p text:style-name="P22">Pharisees take advantage of afterlife</text:p>
      <text:p text:style-name="P14">By promising rewards and punishments to eternally living souls</text:p>
      <text:p text:style-name="P6">Immortality or Destruction</text:p>
      <text:p text:style-name="P7"><text:a xlink:type="simple" xlink:href="https://app.logos.com/books/LLS%3A1.0.710/references/bible+esv.64.1.4-64.1.5" text:style-name="Internet_20_link" text:visited-style-name="Visited_20_Internet_20_Link"><text:span text:style-name="T1">John 1:4–5</text:span></text:a><text:span text:style-name="T2"> </text:span><text:a xlink:type="simple" xlink:href="https://app.logos.com/books/LLS%3A1.0.710/offsets/4728443" text:style-name="Internet_20_link" text:visited-style-name="Visited_20_Internet_20_Link"><text:span text:style-name="T1">ESV</text:span></text:a></text:p>
      <text:p text:style-name="P3">life was the light of men. <text:span text:style-name="T18">5 </text:span>The light shines in the darkness, and the darkness has not overcome it.</text:p>
      <text:p text:style-name="P6">Immortality or Destruction</text:p>
      <text:p text:style-name="P7"><text:a xlink:type="simple" xlink:href="https://app.logos.com/books/LLS%3A1.0.30/references/bible+nkjv.62.9.43" text:style-name="Internet_20_link" text:visited-style-name="Visited_20_Internet_20_Link"><text:span text:style-name="T1">Mark 9:43</text:span></text:a><text:span text:style-name="T2"> </text:span><text:a xlink:type="simple" xlink:href="https://app.logos.com/books/LLS%3A1.0.30/offsets/4376483" text:style-name="Internet_20_link" text:visited-style-name="Visited_20_Internet_20_Link"><text:span text:style-name="T1">NKJV</text:span></text:a></text:p>
      <text:p text:style-name="P3">hell</text:p>
      <text:p text:style-name="P22">hell</text:p>
      <text:p text:style-name="P14">Gehenna - the city garbage incinerator</text:p>
      <text:p text:style-name="P14">Die Müllverbrennin granulate</text:p>
      <text:p text:style-name="P6">Immortality or Destruction</text:p>
      <text:p text:style-name="P7"><text:a xlink:type="simple" xlink:href="https://app.logos.com/books/LLS%3A1.0.30/references/bible+nkjv.64.3.36" text:style-name="Internet_20_link" text:visited-style-name="Visited_20_Internet_20_Link"><text:span text:style-name="T1">John 3:36</text:span></text:a><text:span text:style-name="T2"> </text:span><text:a xlink:type="simple" xlink:href="https://app.logos.com/books/LLS%3A1.0.30/offsets/4573873" text:style-name="Internet_20_link" text:visited-style-name="Visited_20_Internet_20_Link"><text:span text:style-name="T1">NKJV</text:span></text:a></text:p>
      <text:p text:style-name="P3">He who believes in the Son has everlasting life; and he who does not believe the Son shall not see life, but the wrath of God abides on him.”</text:p>
      <text:p text:style-name="P22">He who believes in the Son has everlasting life; and he who does not believe the Son shall not see life, but the wrath of God abides on him.”</text:p>
      <text:p text:style-name="P14">Abides - means for how long?</text:p>
      <text:p text:style-name="P6">Immortality or Destruction</text:p>
      <text:p text:style-name="P7"><text:a xlink:type="simple" xlink:href="https://app.logos.com/books/LLS%3A1.0.710/references/bible+esv.83.3" text:style-name="Internet_20_link" text:visited-style-name="Visited_20_Internet_20_Link"><text:span text:style-name="T1">1 John 3</text:span></text:a><text:span text:style-name="T2"> </text:span><text:a xlink:type="simple" xlink:href="https://app.logos.com/books/LLS%3A1.0.710/offsets/5307034" text:style-name="Internet_20_link" text:visited-style-name="Visited_20_Internet_20_Link"><text:span text:style-name="T1">ESV</text:span></text:a></text:p>
      <text:p text:style-name="P3"><text:span text:style-name="T19">3 </text:span>See what kind of love the Father has given to us, that we should be called children of God; and so we are. The reason why the world does not know us is that it did not know him. <text:span text:style-name="T18">2 </text:span>Beloved, we are God’s children now, and what we will be has not yet appeared; but we know that when he appears we shall be like him, because we shall see him as he is. <text:span text:style-name="T18">3 </text:span>And everyone who thus hopes in him purifies himself as he is pure.</text:p>
      <text:p text:style-name="P6">Immortality or Destruction</text:p>
      <text:p text:style-name="P7"><text:a xlink:type="simple" xlink:href="https://app.logos.com/books/LLS%3A1.0.30/references/bible+nkjv.86.1.3" text:style-name="Internet_20_link" text:visited-style-name="Visited_20_Internet_20_Link"><text:span text:style-name="T1">Jude 3</text:span></text:a><text:span text:style-name="T2"> </text:span><text:a xlink:type="simple" xlink:href="https://app.logos.com/books/LLS%3A1.0.30/offsets/5142554" text:style-name="Internet_20_link" text:visited-style-name="Visited_20_Internet_20_Link"><text:span text:style-name="T1">NKJV</text:span></text:a></text:p>
      <text:p text:style-name="P3">contend earnestly for the faith which was once for all delivered to the saints.</text:p>
      <text:p text:style-name="P6">Immortality or Destruction</text:p>
      <text:p text:style-name="P7"><text:a xlink:type="simple" xlink:href="https://app.logos.com/books/LLS%3A1.0.30/references/bible+nkjv.66.5.19" text:style-name="Internet_20_link" text:visited-style-name="Visited_20_Internet_20_Link"><text:span text:style-name="T1">Romans 5:19</text:span></text:a><text:span text:style-name="T2"> </text:span><text:a xlink:type="simple" xlink:href="https://app.logos.com/books/LLS%3A1.0.30/offsets/4818317" text:style-name="Internet_20_link" text:visited-style-name="Visited_20_Internet_20_Link"><text:span text:style-name="T1">NKJV</text:span></text:a></text:p>
      <text:p text:style-name="P3"><text:span text:style-name="T7">19 </text:span>For as by one man’s disobedience many were made sinners, so also by one Man’s obedience many will be made righteous.</text:p>
      <text:p text:style-name="P6">Immortality or Destruction</text:p>
      <text:p text:style-name="P7"><text:a xlink:type="simple" xlink:href="https://app.logos.com/books/LLS%3A1.0.30/references/bible+nkjv.66.6.16" text:style-name="Internet_20_link" text:visited-style-name="Visited_20_Internet_20_Link"><text:span text:style-name="T1">Romans 6:16</text:span></text:a><text:span text:style-name="T2"> </text:span><text:a xlink:type="simple" xlink:href="https://app.logos.com/books/LLS%3A1.0.30/offsets/4820422" text:style-name="Internet_20_link" text:visited-style-name="Visited_20_Internet_20_Link"><text:span text:style-name="T1">NKJV</text:span></text:a></text:p>
      <text:p text:style-name="P3"><text:span text:style-name="T7">16 </text:span>Do you not know that to whom you present yourselves slaves to obey, you are that one’s slaves whom you obey, whether of sin <text:span text:style-name="T9">leading</text:span> to death, or of obedience <text:span text:style-name="T9">leading</text:span> to righteousness?</text:p>
      <text:p text:style-name="P6">Immortality or Destruction</text:p>
      <text:p text:style-name="P7"><text:a xlink:type="simple" xlink:href="https://app.logos.com/books/LLS%3AGRMNBBLGBRSTZNG/references/bible+elber.61.6.9-61.6.13" text:style-name="Internet_20_link" text:visited-style-name="Visited_20_Internet_20_Link"><text:span text:style-name="T1">Matthew 6:9–13</text:span></text:a><text:span text:style-name="T2"> </text:span><text:a xlink:type="simple" xlink:href="https://app.logos.com/books/LLS%3AGRMNBBLGBRSTZNG/offsets/604975" text:style-name="Internet_20_link" text:visited-style-name="Visited_20_Internet_20_Link"><text:span text:style-name="T1">NGÜ NT+PS</text:span></text:a></text:p>
      <text:p text:style-name="P25"><text:soft-page-break/>Unser Vater im Himmel!</text:p>
      <text:p text:style-name="P25">Dein Name werde geheiligt,</text:p>
      <text:p text:style-name="P25"><text:span text:style-name="T7">10 </text:span>dein Reich komme,</text:p>
      <text:p text:style-name="P6">Immortality or Destruction</text:p>
      <text:p text:style-name="P7"><text:a xlink:type="simple" xlink:href="https://app.logos.com/books/LLS%3AGRMNBBLSCHL2000/references/bible+schlacter2000.61.6.9-61.6.13" text:style-name="Internet_20_link" text:visited-style-name="Visited_20_Internet_20_Link"><text:span text:style-name="T1">Matthew 6:9–13</text:span></text:a><text:span text:style-name="T2"> </text:span><text:a xlink:type="simple" xlink:href="https://app.logos.com/books/LLS%3AGRMNBBLSCHL2000/offsets/3601621" text:style-name="Internet_20_link" text:visited-style-name="Visited_20_Internet_20_Link"><text:span text:style-name="T1">SLT</text:span></text:a></text:p>
      <text:p text:style-name="P26">Deshalb sollt ihr auf diese Weise beten: Unser Vater, der du bist im Himmel! Geheiligt werde dein Name. <text:span text:style-name="T7">10 </text:span>Dein Reich komme. Dein Wille geschehe, wie im Himmel, so auch auf Erden. <text:span text:style-name="T7">11 </text:span>Gib uns heute unser tägliches Brot. <text:span text:style-name="T7">12 </text:span>Und vergib uns unsere Schulden, wie auch wir vergeben unseren Schuldnern. <text:span text:style-name="T7">13 </text:span>Und führe uns nicht in Versuchung, sondern errette uns von dem Bösen. Denn dein ist das Reich und die Kraft und die Herrlichkeit in Ewigkeit! Amen.</text:p>
      <text:p text:style-name="P6">Immortality or Destruction</text:p>
      <text:p text:style-name="P7"><text:a xlink:type="simple" xlink:href="https://app.logos.com/books/LLS%3A6.50.1/references/af.1.1" text:style-name="Internet_20_link" text:visited-style-name="Visited_20_Internet_20_Link"><text:span text:style-name="T1">I Clement 1</text:span></text:a><text:span text:style-name="T2"> </text:span><text:a xlink:type="simple" xlink:href="https://app.logos.com/books/LLS%3A6.50.1/offsets/320239" text:style-name="Internet_20_link" text:visited-style-name="Visited_20_Internet_20_Link"><text:span text:style-name="T1">ANF1</text:span></text:a></text:p>
      <text:p text:style-name="P3">Ye enjoined young men to be of a sober and serious mind; ye instructed your wives to do all things with a blameless, becoming, and pure conscience, loving their husbands as in duty bound; and ye taught them that, living in the rule of obedience, they should manage their household affairs becomingly, and be in every respect marked by discretion.</text:p>
      <text:p text:style-name="P6">Immortality or Destruction</text:p>
      <text:p text:style-name="P7"><text:a xlink:type="simple" xlink:href="https://app.logos.com/books/LLS%3A6.50.1/references/af.1.2" text:style-name="Internet_20_link" text:visited-style-name="Visited_20_Internet_20_Link"><text:span text:style-name="T1">I Clement 2</text:span></text:a><text:span text:style-name="T2"> </text:span><text:a xlink:type="simple" xlink:href="https://app.logos.com/books/LLS%3A6.50.1/offsets/321005" text:style-name="Internet_20_link" text:visited-style-name="Visited_20_Internet_20_Link"><text:span text:style-name="T1">ANF1</text:span></text:a></text:p>
      <text:p text:style-name="P3">Thus a profound and abundant peace was given to you all, and ye had an insatiable desire for doing good, while a full outpouring of the Holy Spirit was upon you all.</text:p>
      <text:p text:style-name="P6">Immortality or Destruction</text:p>
      <text:p text:style-name="P7"><text:a xlink:type="simple" xlink:href="https://app.logos.com/books/LLS%3A6.50.1/references/af.1.2" text:style-name="Internet_20_link" text:visited-style-name="Visited_20_Internet_20_Link"><text:span text:style-name="T1">I Clement 2</text:span></text:a><text:span text:style-name="T2"> </text:span><text:a xlink:type="simple" xlink:href="https://app.logos.com/books/LLS%3A6.50.1/offsets/321938" text:style-name="Internet_20_link" text:visited-style-name="Visited_20_Internet_20_Link"><text:span text:style-name="T1">ANF1</text:span></text:a></text:p>
      <text:p text:style-name="P3">The commandments and ordinances of the Lord were written upon the tablets of your hearts.</text:p>
      <text:p text:style-name="P6">Immortality or Destruction</text:p>
      <text:p text:style-name="P7"><text:a xlink:type="simple" xlink:href="https://app.logos.com/books/LLS%3A6.50.1/references/af.1.3" text:style-name="Internet_20_link" text:visited-style-name="Visited_20_Internet_20_Link"><text:span text:style-name="T1">I Clement 3</text:span></text:a><text:span text:style-name="T2"> </text:span><text:a xlink:type="simple" xlink:href="https://app.logos.com/books/LLS%3A6.50.1/offsets/322419" text:style-name="Internet_20_link" text:visited-style-name="Visited_20_Internet_20_Link"><text:span text:style-name="T1">ANF1</text:span></text:a></text:p>
      <text:p text:style-name="P3">So the worthless rose up against the honoured, those of no reputation against such as were renowned, the foolish against the wise, the young against those advanced in years.</text:p>
      <text:p text:style-name="P6">Immortality or Destruction</text:p>
      <text:p text:style-name="P7"><text:a xlink:type="simple" xlink:href="https://app.logos.com/books/LLS%3A6.50.1/references/af.1.7" text:style-name="Internet_20_link" text:visited-style-name="Visited_20_Internet_20_Link"><text:span text:style-name="T1">I Clement 7</text:span></text:a><text:span text:style-name="T2"> </text:span><text:a xlink:type="simple" xlink:href="https://app.logos.com/books/LLS%3A6.50.1/offsets/327112" text:style-name="Internet_20_link" text:visited-style-name="Visited_20_Internet_20_Link"><text:span text:style-name="T1">ANF1</text:span></text:a></text:p>
      <text:p text:style-name="P3">Let us turn to every age that has passed, and learn that, from generation to generation, the Lord has granted a place of repentance to all such as would be converted unto Him.</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thelas Logos" svg:font-family="'Athelas Logo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Source Sans Pro', sans-serif"/>
    <style:font-face style:name="Source Sans Pro1"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PH"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7T00:34:21.716017571</meta:creation-date>
    <meta:editing-duration>PT2M1S</meta:editing-duration>
    <meta:editing-cycles>2</meta:editing-cycles>
    <meta:generator>LibreOffice/24.8.4.2$MacOSX_X86_64 LibreOffice_project/bb3cfa12c7b1bf994ecc5649a80400d06cd71002</meta:generator>
    <dc:date>2025-07-17T00:36:19.076519757</dc:date>
    <meta:document-statistic meta:table-count="0" meta:image-count="0" meta:object-count="0" meta:page-count="14" meta:paragraph-count="430" meta:word-count="3783" meta:character-count="21240" meta:non-whitespace-character-count="17903"/>
  </office:meta>
</office:document-meta>
</file>